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16" table:default-cell-style-name="Default"/>
        <table:table-row table:style-name="ro1">
          <table:table-cell office:value-type="string">
            <text:p>квартир</text:p>
          </table:table-cell>
          <table:table-cell office:value-type="float" office:value="3">
            <text:p>3</text:p>
          </table:table-cell>
          <table:table-cell office:value-type="float" office:value="0.464767098467">
            <text:p>0,4647670985</text:p>
          </table:table-cell>
          <table:table-cell office:value-type="float" office:value="0.0235049733099">
            <text:p>0,0235049733</text:p>
          </table:table-cell>
          <table:table-cell office:value-type="float" office:value="0.0917035943587">
            <text:p>0,0917035944</text:p>
          </table:table-cell>
          <table:table-cell office:value-type="float" office:value="0.0234741687075">
            <text:p>0,0234741687</text:p>
          </table:table-cell>
          <table:table-cell office:value-type="float" office:value="0.134028608812">
            <text:p>0,1340286088</text:p>
          </table:table-cell>
          <table:table-cell office:value-type="float" office:value="0.034177344562">
            <text:p>0,0341773446</text:p>
          </table:table-cell>
          <table:table-cell/>
          <table:table-cell table:formula="of:=[.G1]/[.M$1]" office:value-type="float" office:value="0.667044162075786">
            <text:p>0,6670441621</text:p>
          </table:table-cell>
          <table:table-cell table:formula="of:=[.H1]/[.N$1]" office:value-type="float" office:value="0.554268973446344">
            <text:p>0,5542689734</text:p>
          </table:table-cell>
          <table:table-cell/>
          <table:table-cell table:formula="of:=MAX([.G1:.G138])" office:value-type="float" office:value="0.200929138477">
            <text:p>0,2009291385</text:p>
          </table:table-cell>
          <table:table-cell table:formula="of:=MAX([.H1:.H138])" office:value-type="float" office:value="0.0616620200649">
            <text:p>0,0616620201</text:p>
          </table:table-cell>
          <table:table-cell table:number-columns-repeated="4"/>
          <table:table-cell office:value-type="string">
            <text:p>квартир</text:p>
          </table:table-cell>
          <table:table-cell office:value-type="string">
            <text:p>сша</text:p>
          </table:table-cell>
          <table:table-cell office:value-type="string">
            <text:p>комментирова</text:p>
          </table:table-cell>
          <table:table-cell office:value-type="string">
            <text:p>сша</text:p>
          </table:table-cell>
          <table:table-cell office:value-type="string">
            <text:p>комментирова</text:p>
          </table:table-cell>
          <table:table-cell office:value-type="string">
            <text:p>сша</text:p>
          </table:table-cell>
        </table:table-row>
        <table:table-row table:style-name="ro1">
          <table:table-cell office:value-type="string">
            <text:p>штаб</text:p>
          </table:table-cell>
          <table:table-cell office:value-type="float" office:value="3">
            <text:p>3</text:p>
          </table:table-cell>
          <table:table-cell office:value-type="float" office:value="0.425615817511">
            <text:p>0,4256158175</text:p>
          </table:table-cell>
          <table:table-cell office:value-type="float" office:value="0.0231338662125">
            <text:p>0,0231338662</text:p>
          </table:table-cell>
          <table:table-cell office:value-type="float" office:value="0.113013685061">
            <text:p>0,1130136851</text:p>
          </table:table-cell>
          <table:table-cell office:value-type="float" office:value="0.0309383053277">
            <text:p>0,0309383053</text:p>
          </table:table-cell>
          <table:table-cell office:value-type="float" office:value="0.109359511811">
            <text:p>0,1093595118</text:p>
          </table:table-cell>
          <table:table-cell office:value-type="float" office:value="0.0242946011669">
            <text:p>0,0242946012</text:p>
          </table:table-cell>
          <table:table-cell table:number-columns-repeated="10"/>
          <table:table-cell office:value-type="string">
            <text:p>штаб</text:p>
          </table:table-cell>
          <table:table-cell office:value-type="string">
            <text:p>агентств</text:p>
          </table:table-cell>
          <table:table-cell office:value-type="string">
            <text:p>мвф</text:p>
          </table:table-cell>
          <table:table-cell office:value-type="string">
            <text:p>анб</text:p>
          </table:table-cell>
          <table:table-cell office:value-type="string">
            <text:p>квартир</text:p>
          </table:table-cell>
          <table:table-cell office:value-type="string">
            <text:p>анб</text:p>
          </table:table-cell>
        </table:table-row>
        <table:table-row table:style-name="ro1">
          <table:table-cell office:value-type="string">
            <text:p>мвф</text:p>
          </table:table-cell>
          <table:table-cell office:value-type="float" office:value="2">
            <text:p>2</text:p>
          </table:table-cell>
          <table:table-cell office:value-type="float" office:value="0.284769377217">
            <text:p>0,2847693772</text:p>
          </table:table-cell>
          <table:table-cell office:value-type="float" office:value="0.0177792828059">
            <text:p>0,0177792828</text:p>
          </table:table-cell>
          <table:table-cell office:value-type="float" office:value="0.119863111372">
            <text:p>0,1198631114</text:p>
          </table:table-cell>
          <table:table-cell office:value-type="float" office:value="0.0273337670934">
            <text:p>0,0273337671</text:p>
          </table:table-cell>
          <table:table-cell office:value-type="float" office:value="0.101001462818">
            <text:p>0,1010014628</text:p>
          </table:table-cell>
          <table:table-cell office:value-type="float" office:value="0.0261870674037">
            <text:p>0,0261870674</text:p>
          </table:table-cell>
          <table:table-cell table:number-columns-repeated="10"/>
          <table:table-cell office:value-type="string">
            <text:p>мвф</text:p>
          </table:table-cell>
          <table:table-cell office:value-type="string">
            <text:p>анб</text:p>
          </table:table-cell>
          <table:table-cell office:value-type="string">
            <text:p>штаб</text:p>
          </table:table-cell>
          <table:table-cell office:value-type="string">
            <text:p>агентств</text:p>
          </table:table-cell>
          <table:table-cell office:value-type="string">
            <text:p>отказа</text:p>
          </table:table-cell>
          <table:table-cell office:value-type="string">
            <text:p>слежк</text:p>
          </table:table-cell>
        </table:table-row>
        <table:table-row table:style-name="ro1">
          <table:table-cell office:value-type="string">
            <text:p>вб</text:p>
          </table:table-cell>
          <table:table-cell office:value-type="float" office:value="2">
            <text:p>2</text:p>
          </table:table-cell>
          <table:table-cell office:value-type="float" office:value="0.245558950244">
            <text:p>0,2455589502</text:p>
          </table:table-cell>
          <table:table-cell office:value-type="float" office:value="0.0178660660172">
            <text:p>0,017866066</text:p>
          </table:table-cell>
          <table:table-cell office:value-type="float" office:value="0.0660317636507">
            <text:p>0,0660317637</text:p>
          </table:table-cell>
          <table:table-cell office:value-type="float" office:value="0.0123424299642">
            <text:p>0,01234243</text:p>
          </table:table-cell>
          <table:table-cell office:value-type="float" office:value="0.0800984970165">
            <text:p>0,080098497</text:p>
          </table:table-cell>
          <table:table-cell office:value-type="float" office:value="0.0184434313652">
            <text:p>0,0184434314</text:p>
          </table:table-cell>
          <table:table-cell table:number-columns-repeated="10"/>
          <table:table-cell office:value-type="string">
            <text:p>вб</text:p>
          </table:table-cell>
          <table:table-cell office:value-type="string">
            <text:p>переговор</text:p>
          </table:table-cell>
          <table:table-cell office:value-type="string">
            <text:p>квартир</text:p>
          </table:table-cell>
          <table:table-cell office:value-type="string">
            <text:p>информац</text:p>
          </table:table-cell>
          <table:table-cell office:value-type="string">
            <text:p>слежк</text:p>
          </table:table-cell>
          <table:table-cell office:value-type="string">
            <text:p>американц</text:p>
          </table:table-cell>
        </table:table-row>
        <table:table-row table:style-name="ro1">
          <table:table-cell office:value-type="string">
            <text:p>прослушк</text:p>
          </table:table-cell>
          <table:table-cell office:value-type="float" office:value="2">
            <text:p>2</text:p>
          </table:table-cell>
          <table:table-cell office:value-type="float" office:value="0.205122044513">
            <text:p>0,2051220445</text:p>
          </table:table-cell>
          <table:table-cell office:value-type="float" office:value="0.0237020317382">
            <text:p>0,0237020317</text:p>
          </table:table-cell>
          <table:table-cell office:value-type="float" office:value="0.0595707976624">
            <text:p>0,0595707977</text:p>
          </table:table-cell>
          <table:table-cell office:value-type="float" office:value="0.0241162384647">
            <text:p>0,0241162385</text:p>
          </table:table-cell>
          <table:table-cell office:value-type="float" office:value="0.101642116017">
            <text:p>0,101642116</text:p>
          </table:table-cell>
          <table:table-cell office:value-type="float" office:value="0.0264431761906">
            <text:p>0,0264431762</text:p>
          </table:table-cell>
          <table:table-cell table:number-columns-repeated="10"/>
          <table:table-cell office:value-type="string">
            <text:p>прослушк</text:p>
          </table:table-cell>
          <table:table-cell office:value-type="string">
            <text:p>слежк</text:p>
          </table:table-cell>
          <table:table-cell office:value-type="string">
            <text:p>сша</text:p>
          </table:table-cell>
          <table:table-cell office:value-type="string">
            <text:p>слежк</text:p>
          </table:table-cell>
          <table:table-cell office:value-type="string">
            <text:p>штаб</text:p>
          </table:table-cell>
          <table:table-cell office:value-type="string">
            <text:p>переговор</text:p>
          </table:table-cell>
        </table:table-row>
        <table:table-row table:style-name="ro1">
          <table:table-cell office:value-type="string">
            <text:p>слежк</text:p>
          </table:table-cell>
          <table:table-cell office:value-type="float" office:value="3">
            <text:p>3</text:p>
          </table:table-cell>
          <table:table-cell office:value-type="float" office:value="0.18194559733">
            <text:p>0,1819455973</text:p>
          </table:table-cell>
          <table:table-cell office:value-type="float" office:value="0.034379963893">
            <text:p>0,0343799639</text:p>
          </table:table-cell>
          <table:table-cell office:value-type="float" office:value="0.0556095964653">
            <text:p>0,0556095965</text:p>
          </table:table-cell>
          <table:table-cell office:value-type="float" office:value="0.0316683144558">
            <text:p>0,0316683145</text:p>
          </table:table-cell>
          <table:table-cell office:value-type="float" office:value="0.121165315417">
            <text:p>0,1211653154</text:p>
          </table:table-cell>
          <table:table-cell office:value-type="float" office:value="0.0484363860729">
            <text:p>0,0484363861</text:p>
          </table:table-cell>
          <table:table-cell table:number-columns-repeated="10"/>
          <table:table-cell office:value-type="string">
            <text:p>слежк</text:p>
          </table:table-cell>
          <table:table-cell office:value-type="string">
            <text:p>тог</text:p>
          </table:table-cell>
          <table:table-cell office:value-type="string">
            <text:p>приостановк</text:p>
          </table:table-cell>
          <table:table-cell office:value-type="string">
            <text:p>переговор</text:p>
          </table:table-cell>
          <table:table-cell office:value-type="string">
            <text:p>прослушк</text:p>
          </table:table-cell>
          <table:table-cell office:value-type="string">
            <text:p>квартир</text:p>
          </table:table-cell>
        </table:table-row>
        <table:table-row table:style-name="ro1">
          <table:table-cell office:value-type="string">
            <text:p>международн</text:p>
          </table:table-cell>
          <table:table-cell office:value-type="float" office:value="2">
            <text:p>2</text:p>
          </table:table-cell>
          <table:table-cell office:value-type="float" office:value="0.160624562913">
            <text:p>0,1606245629</text:p>
          </table:table-cell>
          <table:table-cell office:value-type="float" office:value="0.0234664129231">
            <text:p>0,0234664129</text:p>
          </table:table-cell>
          <table:table-cell office:value-type="float" office:value="0.0485533806454">
            <text:p>0,0485533806</text:p>
          </table:table-cell>
          <table:table-cell office:value-type="float" office:value="0.023797511595">
            <text:p>0,0237975116</text:p>
          </table:table-cell>
          <table:table-cell office:value-type="float" office:value="0.0404080410034">
            <text:p>0,040408041</text:p>
          </table:table-cell>
          <table:table-cell office:value-type="float" office:value="0.0205871926747">
            <text:p>0,0205871927</text:p>
          </table:table-cell>
          <table:table-cell table:number-columns-repeated="10"/>
          <table:table-cell office:value-type="string">
            <text:p>международн</text:p>
          </table:table-cell>
          <table:table-cell office:value-type="string">
            <text:p>американц</text:p>
          </table:table-cell>
          <table:table-cell office:value-type="string">
            <text:p>вб</text:p>
          </table:table-cell>
          <table:table-cell office:value-type="string">
            <text:p>штаб</text:p>
          </table:table-cell>
          <table:table-cell office:value-type="string">
            <text:p>мвф</text:p>
          </table:table-cell>
          <table:table-cell office:value-type="string">
            <text:p>тог</text:p>
          </table:table-cell>
        </table:table-row>
        <table:table-row table:style-name="ro1">
          <table:table-cell office:value-type="string">
            <text:p>переговор</text:p>
          </table:table-cell>
          <table:table-cell office:value-type="float" office:value="3">
            <text:p>3</text:p>
          </table:table-cell>
          <table:table-cell office:value-type="float" office:value="0.148535378731">
            <text:p>0,1485353787</text:p>
          </table:table-cell>
          <table:table-cell office:value-type="float" office:value="0.0347966515841">
            <text:p>0,0347966516</text:p>
          </table:table-cell>
          <table:table-cell office:value-type="float" office:value="0.0631831455555">
            <text:p>0,0631831456</text:p>
          </table:table-cell>
          <table:table-cell office:value-type="float" office:value="0.0312619167392">
            <text:p>0,0312619167</text:p>
          </table:table-cell>
          <table:table-cell office:value-type="float" office:value="0.065046251057">
            <text:p>0,0650462511</text:p>
          </table:table-cell>
          <table:table-cell office:value-type="float" office:value="0.0408121920083">
            <text:p>0,040812192</text:p>
          </table:table-cell>
          <table:table-cell table:number-columns-repeated="10"/>
          <table:table-cell office:value-type="string">
            <text:p>переговор</text:p>
          </table:table-cell>
          <table:table-cell office:value-type="string">
            <text:p>попа</text:p>
          </table:table-cell>
          <table:table-cell office:value-type="string">
            <text:p>переговор</text:p>
          </table:table-cell>
          <table:table-cell office:value-type="string">
            <text:p>комментирова</text:p>
          </table:table-cell>
          <table:table-cell office:value-type="string">
            <text:p>сша</text:p>
          </table:table-cell>
          <table:table-cell office:value-type="string">
            <text:p>организац</text:p>
          </table:table-cell>
        </table:table-row>
        <table:table-row table:style-name="ro1">
          <table:table-cell office:value-type="string">
            <text:p>вашингтон</text:p>
          </table:table-cell>
          <table:table-cell office:value-type="float" office:value="1">
            <text:p>1</text:p>
          </table:table-cell>
          <table:table-cell office:value-type="float" office:value="0.142121879993">
            <text:p>0,14212188</text:p>
          </table:table-cell>
          <table:table-cell office:value-type="float" office:value="0.0121626981098">
            <text:p>0,0121626981</text:p>
          </table:table-cell>
          <table:table-cell office:value-type="float" office:value="0.0465166638228">
            <text:p>0,0465166638</text:p>
          </table:table-cell>
          <table:table-cell office:value-type="float" office:value="0.0160518543129">
            <text:p>0,0160518543</text:p>
          </table:table-cell>
          <table:table-cell office:value-type="float" office:value="0.0346811148545">
            <text:p>0,0346811149</text:p>
          </table:table-cell>
          <table:table-cell office:value-type="float" office:value="0.0106668458853">
            <text:p>0,0106668459</text:p>
          </table:table-cell>
          <table:table-cell table:number-columns-repeated="10"/>
          <table:table-cell office:value-type="string">
            <text:p>вашингтон</text:p>
          </table:table-cell>
          <table:table-cell office:value-type="string">
            <text:p>организац</text:p>
          </table:table-cell>
          <table:table-cell office:value-type="string">
            <text:p>агентств</text:p>
          </table:table-cell>
          <table:table-cell office:value-type="string">
            <text:p>мвф</text:p>
          </table:table-cell>
          <table:table-cell office:value-type="string">
            <text:p>приостановк</text:p>
          </table:table-cell>
          <table:table-cell office:value-type="string">
            <text:p>агентств</text:p>
          </table:table-cell>
        </table:table-row>
        <table:table-row table:style-name="ro1">
          <table:table-cell office:value-type="string">
            <text:p>комментирова</text:p>
          </table:table-cell>
          <table:table-cell office:value-type="float" office:value="2">
            <text:p>2</text:p>
          </table:table-cell>
          <table:table-cell office:value-type="float" office:value="0.135588245689">
            <text:p>0,1355882457</text:p>
          </table:table-cell>
          <table:table-cell office:value-type="float" office:value="0.0245596088872">
            <text:p>0,0245596089</text:p>
          </table:table-cell>
          <table:table-cell office:value-type="float" office:value="0.15713920687">
            <text:p>0,1571392069</text:p>
          </table:table-cell>
          <table:table-cell office:value-type="float" office:value="0.0287754813107">
            <text:p>0,0287754813</text:p>
          </table:table-cell>
          <table:table-cell office:value-type="float" office:value="0.200929138477">
            <text:p>0,2009291385</text:p>
          </table:table-cell>
          <table:table-cell office:value-type="float" office:value="0.0209133281291">
            <text:p>0,0209133281</text:p>
          </table:table-cell>
          <table:table-cell table:number-columns-repeated="10"/>
          <table:table-cell office:value-type="string">
            <text:p>комментирова</text:p>
          </table:table-cell>
          <table:table-cell office:value-type="string">
            <text:p>комментирова</text:p>
          </table:table-cell>
          <table:table-cell office:value-type="string">
            <text:p>прослушк</text:p>
          </table:table-cell>
          <table:table-cell office:value-type="string">
            <text:p>попа</text:p>
          </table:table-cell>
          <table:table-cell office:value-type="string">
            <text:p>сообщен</text:p>
          </table:table-cell>
          <table:table-cell office:value-type="string">
            <text:p>дом</text:p>
          </table:table-cell>
        </table:table-row>
        <table:table-row table:style-name="ro1">
          <table:table-cell office:value-type="string">
            <text:p>оон</text:p>
          </table:table-cell>
          <table:table-cell office:value-type="float" office:value="1">
            <text:p>1</text:p>
          </table:table-cell>
          <table:table-cell office:value-type="float" office:value="0.13528856188">
            <text:p>0,1352885619</text:p>
          </table:table-cell>
          <table:table-cell office:value-type="float" office:value="0.0126761380354">
            <text:p>0,012676138</text:p>
          </table:table-cell>
          <table:table-cell office:value-type="float" office:value="0.0435343072834">
            <text:p>0,0435343073</text:p>
          </table:table-cell>
          <table:table-cell office:value-type="float" office:value="0.0165660024072">
            <text:p>0,0165660024</text:p>
          </table:table-cell>
          <table:table-cell office:value-type="float" office:value="0.034776953922">
            <text:p>0,0347769539</text:p>
          </table:table-cell>
          <table:table-cell office:value-type="float" office:value="0.0106801990394">
            <text:p>0,010680199</text:p>
          </table:table-cell>
          <table:table-cell table:number-columns-repeated="10"/>
          <table:table-cell office:value-type="string">
            <text:p>оон</text:p>
          </table:table-cell>
          <table:table-cell office:value-type="string">
            <text:p>информац</text:p>
          </table:table-cell>
          <table:table-cell office:value-type="string">
            <text:p>приостановл</text:p>
          </table:table-cell>
          <table:table-cell office:value-type="string">
            <text:p>американц</text:p>
          </table:table-cell>
          <table:table-cell office:value-type="string">
            <text:p>прослушек</text:p>
          </table:table-cell>
          <table:table-cell office:value-type="string">
            <text:p>прослушк</text:p>
          </table:table-cell>
        </table:table-row>
        <table:table-row table:style-name="ro1">
          <table:table-cell office:value-type="string">
            <text:p>дом</text:p>
          </table:table-cell>
          <table:table-cell office:value-type="float" office:value="2">
            <text:p>2</text:p>
          </table:table-cell>
          <table:table-cell office:value-type="float" office:value="0.113082374337">
            <text:p>0,1130823743</text:p>
          </table:table-cell>
          <table:table-cell office:value-type="float" office:value="0.0191255412965">
            <text:p>0,0191255413</text:p>
          </table:table-cell>
          <table:table-cell office:value-type="float" office:value="0.0493326808554">
            <text:p>0,0493326809</text:p>
          </table:table-cell>
          <table:table-cell office:value-type="float" office:value="0.0204748119387">
            <text:p>0,0204748119</text:p>
          </table:table-cell>
          <table:table-cell office:value-type="float" office:value="0.0744392687232">
            <text:p>0,0744392687</text:p>
          </table:table-cell>
          <table:table-cell office:value-type="float" office:value="0.0288884028515">
            <text:p>0,0288884029</text:p>
          </table:table-cell>
          <table:table-cell table:number-columns-repeated="10"/>
          <table:table-cell office:value-type="string">
            <text:p>дом</text:p>
          </table:table-cell>
          <table:table-cell office:value-type="string">
            <text:p>reuters</text:p>
          </table:table-cell>
          <table:table-cell office:value-type="string">
            <text:p>слежк</text:p>
          </table:table-cell>
          <table:table-cell office:value-type="string">
            <text:p>организац</text:p>
          </table:table-cell>
          <table:table-cell office:value-type="string">
            <text:p>вб</text:p>
          </table:table-cell>
          <table:table-cell office:value-type="string">
            <text:p>мвф</text:p>
          </table:table-cell>
        </table:table-row>
        <table:table-row table:style-name="ro1">
          <table:table-cell office:value-type="string">
            <text:p>здан</text:p>
          </table:table-cell>
          <table:table-cell office:value-type="float" office:value="1">
            <text:p>1</text:p>
          </table:table-cell>
          <table:table-cell office:value-type="float" office:value="0.106765884793">
            <text:p>0,1067658848</text:p>
          </table:table-cell>
          <table:table-cell office:value-type="float" office:value="0.011961499328">
            <text:p>0,0119614993</text:p>
          </table:table-cell>
          <table:table-cell office:value-type="float" office:value="0.0239127878511">
            <text:p>0,0239127879</text:p>
          </table:table-cell>
          <table:table-cell office:value-type="float" office:value="0.00838747138851">
            <text:p>0,0083874714</text:p>
          </table:table-cell>
          <table:table-cell office:value-type="float" office:value="0.0228514261947">
            <text:p>0,0228514262</text:p>
          </table:table-cell>
          <table:table-cell office:value-type="float" office:value="0.0105965671542">
            <text:p>0,0105965672</text:p>
          </table:table-cell>
          <table:table-cell table:number-columns-repeated="10"/>
          <table:table-cell office:value-type="string">
            <text:p>здан</text:p>
          </table:table-cell>
          <table:table-cell office:value-type="string">
            <text:p>прослушива</text:p>
          </table:table-cell>
          <table:table-cell office:value-type="string">
            <text:p>бел</text:p>
          </table:table-cell>
          <table:table-cell office:value-type="string">
            <text:p>прослушива</text:p>
          </table:table-cell>
          <table:table-cell office:value-type="string">
            <text:p>дом</text:p>
          </table:table-cell>
          <table:table-cell office:value-type="string">
            <text:p>штаб</text:p>
          </table:table-cell>
        </table:table-row>
        <table:table-row table:style-name="ro1">
          <table:table-cell office:value-type="string">
            <text:p>приостановл</text:p>
          </table:table-cell>
          <table:table-cell office:value-type="float" office:value="1">
            <text:p>1</text:p>
          </table:table-cell>
          <table:table-cell office:value-type="float" office:value="0.106230749966">
            <text:p>0,10623075</text:p>
          </table:table-cell>
          <table:table-cell office:value-type="float" office:value="0.0125947944329">
            <text:p>0,0125947944</text:p>
          </table:table-cell>
          <table:table-cell office:value-type="float" office:value="0.0591796070516">
            <text:p>0,0591796071</text:p>
          </table:table-cell>
          <table:table-cell office:value-type="float" office:value="0.0163200750098">
            <text:p>0,016320075</text:p>
          </table:table-cell>
          <table:table-cell office:value-type="float" office:value="0.0364401759596">
            <text:p>0,036440176</text:p>
          </table:table-cell>
          <table:table-cell office:value-type="float" office:value="0.0107619053229">
            <text:p>0,0107619053</text:p>
          </table:table-cell>
          <table:table-cell table:number-columns-repeated="10"/>
          <table:table-cell office:value-type="string">
            <text:p>приостановл</text:p>
          </table:table-cell>
          <table:table-cell office:value-type="string">
            <text:p>прослушк</text:p>
          </table:table-cell>
          <table:table-cell office:value-type="string">
            <text:p>напомина</text:p>
          </table:table-cell>
          <table:table-cell office:value-type="string">
            <text:p>прослушк</text:p>
          </table:table-cell>
          <table:table-cell office:value-type="string">
            <text:p>анб</text:p>
          </table:table-cell>
          <table:table-cell office:value-type="string">
            <text:p>газет</text:p>
          </table:table-cell>
        </table:table-row>
        <table:table-row table:style-name="ro1">
          <table:table-cell office:value-type="string">
            <text:p>расположен</text:p>
          </table:table-cell>
          <table:table-cell office:value-type="float" office:value="1">
            <text:p>1</text:p>
          </table:table-cell>
          <table:table-cell office:value-type="float" office:value="0.104415484217">
            <text:p>0,1044154842</text:p>
          </table:table-cell>
          <table:table-cell office:value-type="float" office:value="0.0122493395205">
            <text:p>0,0122493395</text:p>
          </table:table-cell>
          <table:table-cell office:value-type="float" office:value="0.02077218655">
            <text:p>0,0207721866</text:p>
          </table:table-cell>
          <table:table-cell office:value-type="float" office:value="0.00856005079838">
            <text:p>0,0085600508</text:p>
          </table:table-cell>
          <table:table-cell office:value-type="float" office:value="0.0346811148545">
            <text:p>0,0346811149</text:p>
          </table:table-cell>
          <table:table-cell office:value-type="float" office:value="0.0106668458853">
            <text:p>0,0106668459</text:p>
          </table:table-cell>
          <table:table-cell table:number-columns-repeated="10"/>
          <table:table-cell office:value-type="string">
            <text:p>расположен</text:p>
          </table:table-cell>
          <table:table-cell office:value-type="string">
            <text:p>квартир</text:p>
          </table:table-cell>
          <table:table-cell office:value-type="string">
            <text:p>анб</text:p>
          </table:table-cell>
          <table:table-cell office:value-type="string">
            <text:p>международн</text:p>
          </table:table-cell>
          <table:table-cell office:value-type="string">
            <text:p>переговор</text:p>
          </table:table-cell>
          <table:table-cell office:value-type="string">
            <text:p>разглаша</text:p>
          </table:table-cell>
        </table:table-row>
        <table:table-row table:style-name="ro1">
          <table:table-cell office:value-type="string">
            <text:p>бел</text:p>
          </table:table-cell>
          <table:table-cell office:value-type="float" office:value="2">
            <text:p>2</text:p>
          </table:table-cell>
          <table:table-cell office:value-type="float" office:value="0.104388018151">
            <text:p>0,1043880182</text:p>
          </table:table-cell>
          <table:table-cell office:value-type="float" office:value="0.0184166673575">
            <text:p>0,0184166674</text:p>
          </table:table-cell>
          <table:table-cell office:value-type="float" office:value="0.0549825427024">
            <text:p>0,0549825427</text:p>
          </table:table-cell>
          <table:table-cell office:value-type="float" office:value="0.0203775424931">
            <text:p>0,0203775425</text:p>
          </table:table-cell>
          <table:table-cell office:value-type="float" office:value="0.0540632146207">
            <text:p>0,0540632146</text:p>
          </table:table-cell>
          <table:table-cell office:value-type="float" office:value="0.01900358212">
            <text:p>0,0190035821</text:p>
          </table:table-cell>
          <table:table-cell table:number-columns-repeated="10"/>
          <table:table-cell office:value-type="string">
            <text:p>бел</text:p>
          </table:table-cell>
          <table:table-cell office:value-type="string">
            <text:p>международн</text:p>
          </table:table-cell>
          <table:table-cell office:value-type="string">
            <text:p>дом</text:p>
          </table:table-cell>
          <table:table-cell office:value-type="string">
            <text:p>квартир</text:p>
          </table:table-cell>
          <table:table-cell office:value-type="string">
            <text:p>агентств</text:p>
          </table:table-cell>
          <table:table-cell office:value-type="string">
            <text:p>эт</text:p>
          </table:table-cell>
        </table:table-row>
        <table:table-row table:style-name="ro1">
          <table:table-cell office:value-type="string">
            <text:p>сша</text:p>
          </table:table-cell>
          <table:table-cell office:value-type="float" office:value="4">
            <text:p>4</text:p>
          </table:table-cell>
          <table:table-cell office:value-type="float" office:value="0.0937975667346">
            <text:p>0,0937975667</text:p>
          </table:table-cell>
          <table:table-cell office:value-type="float" office:value="0.0487818747067">
            <text:p>0,0487818747</text:p>
          </table:table-cell>
          <table:table-cell office:value-type="float" office:value="0.084377828533">
            <text:p>0,0843778285</text:p>
          </table:table-cell>
          <table:table-cell office:value-type="float" office:value="0.056313005717">
            <text:p>0,0563130057</text:p>
          </table:table-cell>
          <table:table-cell office:value-type="float" office:value="0.0989371860123">
            <text:p>0,098937186</text:p>
          </table:table-cell>
          <table:table-cell office:value-type="float" office:value="0.0616620200649">
            <text:p>0,0616620201</text:p>
          </table:table-cell>
          <table:table-cell table:number-columns-repeated="10"/>
          <table:table-cell office:value-type="string">
            <text:p>сша</text:p>
          </table:table-cell>
          <table:table-cell office:value-type="string">
            <text:p>штаб</text:p>
          </table:table-cell>
          <table:table-cell office:value-type="string">
            <text:p>международн</text:p>
          </table:table-cell>
          <table:table-cell office:value-type="string">
            <text:p>дом</text:p>
          </table:table-cell>
          <table:table-cell office:value-type="string">
            <text:p>американц</text:p>
          </table:table-cell>
          <table:table-cell office:value-type="string">
            <text:p>времен</text:p>
          </table:table-cell>
        </table:table-row>
        <table:table-row table:style-name="ro1">
          <table:table-cell office:value-type="string">
            <text:p>агентств</text:p>
          </table:table-cell>
          <table:table-cell office:value-type="float" office:value="3">
            <text:p>3</text:p>
          </table:table-cell>
          <table:table-cell office:value-type="float" office:value="0.0853494903337">
            <text:p>0,0853494903</text:p>
          </table:table-cell>
          <table:table-cell office:value-type="float" office:value="0.0358890906099">
            <text:p>0,0358890906</text:p>
          </table:table-cell>
          <table:table-cell office:value-type="float" office:value="0.0605001220934">
            <text:p>0,0605001221</text:p>
          </table:table-cell>
          <table:table-cell office:value-type="float" office:value="0.0399126128254">
            <text:p>0,0399126128</text:p>
          </table:table-cell>
          <table:table-cell office:value-type="float" office:value="0.0589083834429">
            <text:p>0,0589083834</text:p>
          </table:table-cell>
          <table:table-cell office:value-type="float" office:value="0.0304854222947">
            <text:p>0,0304854223</text:p>
          </table:table-cell>
          <table:table-cell table:number-columns-repeated="10"/>
          <table:table-cell office:value-type="string">
            <text:p>агентств</text:p>
          </table:table-cell>
          <table:table-cell office:value-type="string">
            <text:p>дом</text:p>
          </table:table-cell>
          <table:table-cell office:value-type="string">
            <text:p>врем</text:p>
          </table:table-cell>
          <table:table-cell office:value-type="string">
            <text:p>бел</text:p>
          </table:table-cell>
          <table:table-cell office:value-type="string">
            <text:p>йорк</text:p>
          </table:table-cell>
          <table:table-cell office:value-type="string">
            <text:p>видим</text:p>
          </table:table-cell>
        </table:table-row>
        <table:table-row table:style-name="ro1">
          <table:table-cell office:value-type="string">
            <text:p>нью</text:p>
          </table:table-cell>
          <table:table-cell office:value-type="float" office:value="1">
            <text:p>1</text:p>
          </table:table-cell>
          <table:table-cell office:value-type="float" office:value="0.0847838918467">
            <text:p>0,0847838918</text:p>
          </table:table-cell>
          <table:table-cell office:value-type="float" office:value="0.0134843266201">
            <text:p>0,0134843266</text:p>
          </table:table-cell>
          <table:table-cell office:value-type="float" office:value="0.0182543932132">
            <text:p>0,0182543932</text:p>
          </table:table-cell>
          <table:table-cell office:value-type="float" office:value="0.00899410110195">
            <text:p>0,0089941011</text:p>
          </table:table-cell>
          <table:table-cell office:value-type="float" office:value="0.034776953922">
            <text:p>0,0347769539</text:p>
          </table:table-cell>
          <table:table-cell office:value-type="float" office:value="0.0106801990394">
            <text:p>0,010680199</text:p>
          </table:table-cell>
          <table:table-cell table:number-columns-repeated="10"/>
          <table:table-cell office:value-type="string">
            <text:p>нью</text:p>
          </table:table-cell>
          <table:table-cell office:value-type="string">
            <text:p>бел</text:p>
          </table:table-cell>
          <table:table-cell office:value-type="string">
            <text:p>сообщен</text:p>
          </table:table-cell>
          <table:table-cell office:value-type="string">
            <text:p>сноуд</text:p>
          </table:table-cell>
          <table:table-cell office:value-type="string">
            <text:p>бел</text:p>
          </table:table-cell>
          <table:table-cell office:value-type="string">
            <text:p>провест</text:p>
          </table:table-cell>
        </table:table-row>
        <table:table-row table:style-name="ro1">
          <table:table-cell office:value-type="string">
            <text:p>примерн</text:p>
          </table:table-cell>
          <table:table-cell office:value-type="float" office:value="1">
            <text:p>1</text:p>
          </table:table-cell>
          <table:table-cell office:value-type="float" office:value="0.0831781786257">
            <text:p>0,0831781786</text:p>
          </table:table-cell>
          <table:table-cell office:value-type="float" office:value="0.0126099594928">
            <text:p>0,0126099595</text:p>
          </table:table-cell>
          <table:table-cell office:value-type="float" office:value="0.0254815754401">
            <text:p>0,0254815754</text:p>
          </table:table-cell>
          <table:table-cell office:value-type="float" office:value="0.00864748035044">
            <text:p>0,0086474804</text:p>
          </table:table-cell>
          <table:table-cell office:value-type="float" office:value="0.0364401759596">
            <text:p>0,036440176</text:p>
          </table:table-cell>
          <table:table-cell office:value-type="float" office:value="0.0107619053229">
            <text:p>0,0107619053</text:p>
          </table:table-cell>
          <table:table-cell table:number-columns-repeated="10"/>
          <table:table-cell office:value-type="string">
            <text:p>примерн</text:p>
          </table:table-cell>
          <table:table-cell office:value-type="string">
            <text:p>вб</text:p>
          </table:table-cell>
          <table:table-cell office:value-type="string">
            <text:p>прослушек</text:p>
          </table:table-cell>
          <table:table-cell office:value-type="string">
            <text:p>немецк</text:p>
          </table:table-cell>
          <table:table-cell office:value-type="string">
            <text:p>прекрат</text:p>
          </table:table-cell>
          <table:table-cell office:value-type="string">
            <text:p>сноуден</text:p>
          </table:table-cell>
        </table:table-row>
        <table:table-row table:style-name="ro2">
          <table:table-cell office:value-type="string">
            <text:p>врем</text:p>
          </table:table-cell>
          <table:table-cell office:value-type="float" office:value="1">
            <text:p>1</text:p>
          </table:table-cell>
          <table:table-cell office:value-type="float" office:value="0.0797636603387">
            <text:p>0,0797636603</text:p>
          </table:table-cell>
          <table:table-cell office:value-type="float" office:value="0.0124815750699">
            <text:p>0,0124815751</text:p>
          </table:table-cell>
          <table:table-cell office:value-type="float" office:value="0.0480852557106">
            <text:p>0,0480852557</text:p>
          </table:table-cell>
          <table:table-cell office:value-type="float" office:value="0.0162259036337">
            <text:p>0,0162259036</text:p>
          </table:table-cell>
          <table:table-cell office:value-type="float" office:value="0.0364401759596">
            <text:p>0,036440176</text:p>
          </table:table-cell>
          <table:table-cell office:value-type="float" office:value="0.0107619053229">
            <text:p>0,0107619053</text:p>
          </table:table-cell>
          <table:table-cell table:number-columns-repeated="16"/>
        </table:table-row>
        <table:table-row table:style-name="ro1">
          <table:table-cell office:value-type="string">
            <text:p>reuters</text:p>
          </table:table-cell>
          <table:table-cell office:value-type="float" office:value="2">
            <text:p>2</text:p>
          </table:table-cell>
          <table:table-cell office:value-type="float" office:value="0.0787080947366">
            <text:p>0,0787080947</text:p>
          </table:table-cell>
          <table:table-cell office:value-type="float" office:value="0.0241421848823">
            <text:p>0,0241421849</text:p>
          </table:table-cell>
          <table:table-cell office:value-type="float" office:value="0.0349443291942">
            <text:p>0,0349443292</text:p>
          </table:table-cell>
          <table:table-cell office:value-type="float" office:value="0.0163441531008">
            <text:p>0,0163441531</text:p>
          </table:table-cell>
          <table:table-cell office:value-type="float" office:value="0.0529028897689">
            <text:p>0,0529028898</text:p>
          </table:table-cell>
          <table:table-cell office:value-type="float" office:value="0.0207889832637">
            <text:p>0,0207889833</text:p>
          </table:table-cell>
          <table:table-cell table:number-columns-repeated="16"/>
        </table:table-row>
        <table:table-row table:style-name="ro1">
          <table:table-cell office:value-type="string">
            <text:p>организац</text:p>
          </table:table-cell>
          <table:table-cell office:value-type="float" office:value="2">
            <text:p>2</text:p>
          </table:table-cell>
          <table:table-cell office:value-type="float" office:value="0.077919754282">
            <text:p>0,0779197543</text:p>
          </table:table-cell>
          <table:table-cell office:value-type="float" office:value="0.0252410917419">
            <text:p>0,0252410917</text:p>
          </table:table-cell>
          <table:table-cell office:value-type="float" office:value="0.0353403007067">
            <text:p>0,0353403007</text:p>
          </table:table-cell>
          <table:table-cell office:value-type="float" office:value="0.0254427907094">
            <text:p>0,0254427907</text:p>
          </table:table-cell>
          <table:table-cell office:value-type="float" office:value="0.051521000182">
            <text:p>0,0515210002</text:p>
          </table:table-cell>
          <table:table-cell office:value-type="float" office:value="0.0310434269313">
            <text:p>0,0310434269</text:p>
          </table:table-cell>
          <table:table-cell table:number-columns-repeated="16"/>
        </table:table-row>
        <table:table-row table:style-name="ro1">
          <table:table-cell office:value-type="string">
            <text:p>прекрат</text:p>
          </table:table-cell>
          <table:table-cell office:value-type="float" office:value="1">
            <text:p>1</text:p>
          </table:table-cell>
          <table:table-cell office:value-type="float" office:value="0.062531519153">
            <text:p>0,0625315192</text:p>
          </table:table-cell>
          <table:table-cell office:value-type="float" office:value="0.0126085033302">
            <text:p>0,0126085033</text:p>
          </table:table-cell>
          <table:table-cell office:value-type="float" office:value="0.016957703433">
            <text:p>0,0169577034</text:p>
          </table:table-cell>
          <table:table-cell office:value-type="float" office:value="0.00874053697409">
            <text:p>0,008740537</text:p>
          </table:table-cell>
          <table:table-cell office:value-type="float" office:value="0.0533580960786">
            <text:p>0,0533580961</text:p>
          </table:table-cell>
          <table:table-cell office:value-type="float" office:value="0.0208653459568">
            <text:p>0,020865346</text:p>
          </table:table-cell>
          <table:table-cell table:number-columns-repeated="16"/>
        </table:table-row>
        <table:table-row table:style-name="ro1">
          <table:table-cell office:value-type="string">
            <text:p>анб</text:p>
          </table:table-cell>
          <table:table-cell office:value-type="float" office:value="3">
            <text:p>3</text:p>
          </table:table-cell>
          <table:table-cell office:value-type="float" office:value="0.0607504287538">
            <text:p>0,0607504288</text:p>
          </table:table-cell>
          <table:table-cell office:value-type="float" office:value="0.0351232193721">
            <text:p>0,0351232194</text:p>
          </table:table-cell>
          <table:table-cell office:value-type="float" office:value="0.0498941246223">
            <text:p>0,0498941246</text:p>
          </table:table-cell>
          <table:table-cell office:value-type="float" office:value="0.040491040145">
            <text:p>0,0404910401</text:p>
          </table:table-cell>
          <table:table-cell office:value-type="float" office:value="0.0660403601845">
            <text:p>0,0660403602</text:p>
          </table:table-cell>
          <table:table-cell office:value-type="float" office:value="0.0517402583219">
            <text:p>0,0517402583</text:p>
          </table:table-cell>
          <table:table-cell table:number-columns-repeated="16"/>
        </table:table-row>
        <table:table-row table:style-name="ro1">
          <table:table-cell office:value-type="string">
            <text:p>официальн</text:p>
          </table:table-cell>
          <table:table-cell office:value-type="float" office:value="1">
            <text:p>1</text:p>
          </table:table-cell>
          <table:table-cell office:value-type="float" office:value="0.0533736985272">
            <text:p>0,0533736985</text:p>
          </table:table-cell>
          <table:table-cell office:value-type="float" office:value="0.0128974678075">
            <text:p>0,0128974678</text:p>
          </table:table-cell>
          <table:table-cell office:value-type="float" office:value="0.0339426033478">
            <text:p>0,0339426033</text:p>
          </table:table-cell>
          <table:table-cell office:value-type="float" office:value="0.0166793366126">
            <text:p>0,0166793366</text:p>
          </table:table-cell>
          <table:table-cell office:value-type="float" office:value="0.0227124695127">
            <text:p>0,0227124695</text:p>
          </table:table-cell>
          <table:table-cell office:value-type="float" office:value="0.0109819862299">
            <text:p>0,0109819862</text:p>
          </table:table-cell>
          <table:table-cell table:number-columns-repeated="16"/>
        </table:table-row>
        <table:table-row table:style-name="ro1">
          <table:table-cell office:value-type="string">
            <text:p>валютн</text:p>
          </table:table-cell>
          <table:table-cell office:value-type="float" office:value="1">
            <text:p>1</text:p>
          </table:table-cell>
          <table:table-cell office:value-type="float" office:value="0.0525649578955">
            <text:p>0,0525649579</text:p>
          </table:table-cell>
          <table:table-cell office:value-type="float" office:value="0.0128272214006">
            <text:p>0,0128272214</text:p>
          </table:table-cell>
          <table:table-cell office:value-type="float" office:value="0.0361242653594">
            <text:p>0,0361242654</text:p>
          </table:table-cell>
          <table:table-cell office:value-type="float" office:value="0.0165136832625">
            <text:p>0,0165136833</text:p>
          </table:table-cell>
          <table:table-cell office:value-type="float" office:value="0.0250343086773">
            <text:p>0,0250343087</text:p>
          </table:table-cell>
          <table:table-cell office:value-type="float" office:value="0.0108259162795">
            <text:p>0,0108259163</text:p>
          </table:table-cell>
          <table:table-cell table:number-columns-repeated="16"/>
        </table:table-row>
        <table:table-row table:style-name="ro1">
          <table:table-cell office:value-type="string">
            <text:p>йорк</text:p>
          </table:table-cell>
          <table:table-cell office:value-type="float" office:value="1">
            <text:p>1</text:p>
          </table:table-cell>
          <table:table-cell office:value-type="float" office:value="0.0523961956832">
            <text:p>0,0523961957</text:p>
          </table:table-cell>
          <table:table-cell office:value-type="float" office:value="0.0136179954294">
            <text:p>0,0136179954</text:p>
          </table:table-cell>
          <table:table-cell office:value-type="float" office:value="0.0316030938294">
            <text:p>0,0316030938</text:p>
          </table:table-cell>
          <table:table-cell office:value-type="float" office:value="0.0175002107188">
            <text:p>0,0175002107</text:p>
          </table:table-cell>
          <table:table-cell office:value-type="float" office:value="0.054295491513">
            <text:p>0,0542954915</text:p>
          </table:table-cell>
          <table:table-cell office:value-type="float" office:value="0.0210087747966">
            <text:p>0,0210087748</text:p>
          </table:table-cell>
          <table:table-cell table:number-columns-repeated="16"/>
        </table:table-row>
        <table:table-row table:style-name="ro2">
          <table:table-cell office:value-type="string">
            <text:p>сообщен</text:p>
          </table:table-cell>
          <table:table-cell office:value-type="float" office:value="1">
            <text:p>1</text:p>
          </table:table-cell>
          <table:table-cell office:value-type="float" office:value="0.0504023985979">
            <text:p>0,0504023986</text:p>
          </table:table-cell>
          <table:table-cell office:value-type="float" office:value="0.0124036575469">
            <text:p>0,0124036575</text:p>
          </table:table-cell>
          <table:table-cell office:value-type="float" office:value="0.0466813752875">
            <text:p>0,0466813753</text:p>
          </table:table-cell>
          <table:table-cell office:value-type="float" office:value="0.0089651854584">
            <text:p>0,0089651855</text:p>
          </table:table-cell>
          <table:table-cell office:value-type="float" office:value="0.090311881915">
            <text:p>0,0903118819</text:p>
          </table:table-cell>
          <table:table-cell office:value-type="float" office:value="0.00932611126711">
            <text:p>0,0093261113</text:p>
          </table:table-cell>
          <table:table-cell table:number-columns-repeated="16"/>
        </table:table-row>
        <table:table-row table:style-name="ro2">
          <table:table-cell office:value-type="string">
            <text:p>прослушек</text:p>
          </table:table-cell>
          <table:table-cell office:value-type="float" office:value="1">
            <text:p>1</text:p>
          </table:table-cell>
          <table:table-cell office:value-type="float" office:value="0.0504023985979">
            <text:p>0,0504023986</text:p>
          </table:table-cell>
          <table:table-cell office:value-type="float" office:value="0.0124036575469">
            <text:p>0,0124036575</text:p>
          </table:table-cell>
          <table:table-cell office:value-type="float" office:value="0.0466813752875">
            <text:p>0,0466813753</text:p>
          </table:table-cell>
          <table:table-cell office:value-type="float" office:value="0.0089651854584">
            <text:p>0,0089651855</text:p>
          </table:table-cell>
          <table:table-cell office:value-type="float" office:value="0.090311881915">
            <text:p>0,0903118819</text:p>
          </table:table-cell>
          <table:table-cell office:value-type="float" office:value="0.00932611126711">
            <text:p>0,0093261113</text:p>
          </table:table-cell>
          <table:table-cell table:number-columns-repeated="16"/>
        </table:table-row>
        <table:table-row table:style-name="ro1">
          <table:table-cell office:value-type="string">
            <text:p>прослушива</text:p>
          </table:table-cell>
          <table:table-cell office:value-type="float" office:value="2">
            <text:p>2</text:p>
          </table:table-cell>
          <table:table-cell office:value-type="float" office:value="0.0500431540935">
            <text:p>0,0500431541</text:p>
          </table:table-cell>
          <table:table-cell office:value-type="float" office:value="0.0239847002712">
            <text:p>0,0239847003</text:p>
          </table:table-cell>
          <table:table-cell office:value-type="float" office:value="0.0322527309773">
            <text:p>0,032252731</text:p>
          </table:table-cell>
          <table:table-cell office:value-type="float" office:value="0.0245719118139">
            <text:p>0,0245719118</text:p>
          </table:table-cell>
          <table:table-cell office:value-type="float" office:value="0.026451021034">
            <text:p>0,026451021</text:p>
          </table:table-cell>
          <table:table-cell office:value-type="float" office:value="0.021148998482">
            <text:p>0,0211489985</text:p>
          </table:table-cell>
          <table:table-cell table:number-columns-repeated="16"/>
        </table:table-row>
        <table:table-row table:style-name="ro1">
          <table:table-cell office:value-type="string">
            <text:p>пересматрива</text:p>
          </table:table-cell>
          <table:table-cell office:value-type="float" office:value="1">
            <text:p>1</text:p>
          </table:table-cell>
          <table:table-cell office:value-type="float" office:value="0.048830070798">
            <text:p>0,0488300708</text:p>
          </table:table-cell>
          <table:table-cell office:value-type="float" office:value="0.0128485240388">
            <text:p>0,012848524</text:p>
          </table:table-cell>
          <table:table-cell office:value-type="float" office:value="0.0328532437947">
            <text:p>0,0328532438</text:p>
          </table:table-cell>
          <table:table-cell office:value-type="float" office:value="0.0170039556997">
            <text:p>0,0170039557</text:p>
          </table:table-cell>
          <table:table-cell office:value-type="float" office:value="0.0515061873905">
            <text:p>0,0515061874</text:p>
          </table:table-cell>
          <table:table-cell office:value-type="float" office:value="0.0214428968289">
            <text:p>0,0214428968</text:p>
          </table:table-cell>
          <table:table-cell table:number-columns-repeated="16"/>
        </table:table-row>
        <table:table-row table:style-name="ro2">
          <table:table-cell office:value-type="string">
            <text:p>отказа</text:p>
          </table:table-cell>
          <table:table-cell office:value-type="float" office:value="1">
            <text:p>1</text:p>
          </table:table-cell>
          <table:table-cell office:value-type="float" office:value="0.0486774571647">
            <text:p>0,0486774572</text:p>
          </table:table-cell>
          <table:table-cell office:value-type="float" office:value="0.0123858748419">
            <text:p>0,0123858748</text:p>
          </table:table-cell>
          <table:table-cell office:value-type="float" office:value="0.0338531112086">
            <text:p>0,0338531112</text:p>
          </table:table-cell>
          <table:table-cell office:value-type="float" office:value="0.00875226033587">
            <text:p>0,0087522603</text:p>
          </table:table-cell>
          <table:table-cell office:value-type="float" office:value="0.123924068061">
            <text:p>0,1239240681</text:p>
          </table:table-cell>
          <table:table-cell office:value-type="float" office:value="0.0193258398661">
            <text:p>0,0193258399</text:p>
          </table:table-cell>
          <table:table-cell table:number-columns-repeated="16"/>
        </table:table-row>
        <table:table-row table:style-name="ro1">
          <table:table-cell office:value-type="string">
            <text:p>приостановк</text:p>
          </table:table-cell>
          <table:table-cell office:value-type="float" office:value="1">
            <text:p>1</text:p>
          </table:table-cell>
          <table:table-cell office:value-type="float" office:value="0.0447771406865">
            <text:p>0,0447771407</text:p>
          </table:table-cell>
          <table:table-cell office:value-type="float" office:value="0.013030388692">
            <text:p>0,0130303887</text:p>
          </table:table-cell>
          <table:table-cell office:value-type="float" office:value="0.0838966519865">
            <text:p>0,083896652</text:p>
          </table:table-cell>
          <table:table-cell office:value-type="float" office:value="0.0131776930102">
            <text:p>0,013177693</text:p>
          </table:table-cell>
          <table:table-cell office:value-type="float" office:value="0.090311881915">
            <text:p>0,0903118819</text:p>
          </table:table-cell>
          <table:table-cell office:value-type="float" office:value="0.00932611126711">
            <text:p>0,0093261113</text:p>
          </table:table-cell>
          <table:table-cell table:number-columns-repeated="16"/>
        </table:table-row>
        <table:table-row table:style-name="ro2">
          <table:table-cell office:value-type="string">
            <text:p>заяв</text:p>
          </table:table-cell>
          <table:table-cell office:value-type="float" office:value="1">
            <text:p>1</text:p>
          </table:table-cell>
          <table:table-cell office:value-type="float" office:value="0.0430477065151">
            <text:p>0,0430477065</text:p>
          </table:table-cell>
          <table:table-cell office:value-type="float" office:value="0.0122588743615">
            <text:p>0,0122588744</text:p>
          </table:table-cell>
          <table:table-cell office:value-type="float" office:value="0.0157017677029">
            <text:p>0,0157017677</text:p>
          </table:table-cell>
          <table:table-cell office:value-type="float" office:value="0.00865417759271">
            <text:p>0,0086541776</text:p>
          </table:table-cell>
          <table:table-cell office:value-type="float" office:value="0.0212003248398">
            <text:p>0,0212003248</text:p>
          </table:table-cell>
          <table:table-cell office:value-type="float" office:value="0.0108417834539">
            <text:p>0,0108417835</text:p>
          </table:table-cell>
          <table:table-cell table:number-columns-repeated="16"/>
        </table:table-row>
        <table:table-row table:style-name="ro1">
          <table:table-cell office:value-type="string">
            <text:p>распоряд</text:p>
          </table:table-cell>
          <table:table-cell office:value-type="float" office:value="1">
            <text:p>1</text:p>
          </table:table-cell>
          <table:table-cell office:value-type="float" office:value="0.0420920369492">
            <text:p>0,0420920369</text:p>
          </table:table-cell>
          <table:table-cell office:value-type="float" office:value="0.012744002438">
            <text:p>0,0127440024</text:p>
          </table:table-cell>
          <table:table-cell office:value-type="float" office:value="0.0298852697263">
            <text:p>0,0298852697</text:p>
          </table:table-cell>
          <table:table-cell office:value-type="float" office:value="0.0169042477959">
            <text:p>0,0169042478</text:p>
          </table:table-cell>
          <table:table-cell office:value-type="float" office:value="0.0196060038923">
            <text:p>0,0196060039</text:p>
          </table:table-cell>
          <table:table-cell office:value-type="float" office:value="0.0111275227397">
            <text:p>0,0111275227</text:p>
          </table:table-cell>
          <table:table-cell table:number-columns-repeated="16"/>
        </table:table-row>
        <table:table-row table:style-name="ro1">
          <table:table-cell office:value-type="string">
            <text:p>информац</text:p>
          </table:table-cell>
          <table:table-cell office:value-type="float" office:value="2">
            <text:p>2</text:p>
          </table:table-cell>
          <table:table-cell office:value-type="float" office:value="0.0408829529203">
            <text:p>0,0408829529</text:p>
          </table:table-cell>
          <table:table-cell office:value-type="float" office:value="0.024206136488">
            <text:p>0,0242061365</text:p>
          </table:table-cell>
          <table:table-cell office:value-type="float" office:value="0.0406858316919">
            <text:p>0,0406858317</text:p>
          </table:table-cell>
          <table:table-cell office:value-type="float" office:value="0.0329172694982">
            <text:p>0,0329172695</text:p>
          </table:table-cell>
          <table:table-cell office:value-type="float" office:value="0.0301501151974">
            <text:p>0,0301501152</text:p>
          </table:table-cell>
          <table:table-cell office:value-type="float" office:value="0.0212701725427">
            <text:p>0,0212701725</text:p>
          </table:table-cell>
          <table:table-cell table:number-columns-repeated="16"/>
        </table:table-row>
        <table:table-row table:style-name="ro2">
          <table:table-cell office:value-type="string">
            <text:p>электрон</text:p>
          </table:table-cell>
          <table:table-cell office:value-type="float" office:value="1">
            <text:p>1</text:p>
          </table:table-cell>
          <table:table-cell office:value-type="float" office:value="0.0401658487759">
            <text:p>0,0401658488</text:p>
          </table:table-cell>
          <table:table-cell office:value-type="float" office:value="0.0123611513125">
            <text:p>0,0123611513</text:p>
          </table:table-cell>
          <table:table-cell office:value-type="float" office:value="0.0323793288269">
            <text:p>0,0323793288</text:p>
          </table:table-cell>
          <table:table-cell office:value-type="float" office:value="0.0161388095031">
            <text:p>0,0161388095</text:p>
          </table:table-cell>
          <table:table-cell office:value-type="float" office:value="0.0212003248398">
            <text:p>0,0212003248</text:p>
          </table:table-cell>
          <table:table-cell office:value-type="float" office:value="0.0108417834539">
            <text:p>0,0108417835</text:p>
          </table:table-cell>
          <table:table-cell table:number-columns-repeated="16"/>
        </table:table-row>
        <table:table-row table:style-name="ro2">
          <table:table-cell office:value-type="string">
            <text:p>сообща</text:p>
          </table:table-cell>
          <table:table-cell office:value-type="float" office:value="1">
            <text:p>1</text:p>
          </table:table-cell>
          <table:table-cell office:value-type="float" office:value="0.0399508222993">
            <text:p>0,0399508223</text:p>
          </table:table-cell>
          <table:table-cell office:value-type="float" office:value="0.0131346245332">
            <text:p>0,0131346245</text:p>
          </table:table-cell>
          <table:table-cell office:value-type="float" office:value="0.0154905607328">
            <text:p>0,0154905607</text:p>
          </table:table-cell>
          <table:table-cell office:value-type="float" office:value="0.0088511954663">
            <text:p>0,0088511955</text:p>
          </table:table-cell>
          <table:table-cell office:value-type="float" office:value="0.0227124695127">
            <text:p>0,0227124695</text:p>
          </table:table-cell>
          <table:table-cell office:value-type="float" office:value="0.0109819862299">
            <text:p>0,0109819862</text:p>
          </table:table-cell>
          <table:table-cell table:number-columns-repeated="16"/>
        </table:table-row>
        <table:table-row table:style-name="ro2">
          <table:table-cell office:value-type="string">
            <text:p>политик</text:p>
          </table:table-cell>
          <table:table-cell office:value-type="float" office:value="1">
            <text:p>1</text:p>
          </table:table-cell>
          <table:table-cell office:value-type="float" office:value="0.0395428116394">
            <text:p>0,0395428116</text:p>
          </table:table-cell>
          <table:table-cell office:value-type="float" office:value="0.0126417535326">
            <text:p>0,0126417535</text:p>
          </table:table-cell>
          <table:table-cell office:value-type="float" office:value="0.01274333706">
            <text:p>0,0127433371</text:p>
          </table:table-cell>
          <table:table-cell office:value-type="float" office:value="0.00872663199391">
            <text:p>0,008726632</text:p>
          </table:table-cell>
          <table:table-cell office:value-type="float" office:value="0.0182072104069">
            <text:p>0,0182072104</text:p>
          </table:table-cell>
          <table:table-cell office:value-type="float" office:value="0.0110777675675">
            <text:p>0,0110777676</text:p>
          </table:table-cell>
          <table:table-cell table:number-columns-repeated="16"/>
        </table:table-row>
        <table:table-row table:style-name="ro1">
          <table:table-cell office:value-type="string">
            <text:p>напомина</text:p>
          </table:table-cell>
          <table:table-cell office:value-type="float" office:value="1">
            <text:p>1</text:p>
          </table:table-cell>
          <table:table-cell office:value-type="float" office:value="0.0389835929166">
            <text:p>0,0389835929</text:p>
          </table:table-cell>
          <table:table-cell office:value-type="float" office:value="0.0126328684918">
            <text:p>0,0126328685</text:p>
          </table:table-cell>
          <table:table-cell office:value-type="float" office:value="0.0547916196674">
            <text:p>0,0547916197</text:p>
          </table:table-cell>
          <table:table-cell office:value-type="float" office:value="0.0165525383562">
            <text:p>0,0165525384</text:p>
          </table:table-cell>
          <table:table-cell office:value-type="float" office:value="0.0332004277145">
            <text:p>0,0332004277</text:p>
          </table:table-cell>
          <table:table-cell office:value-type="float" office:value="0.010902160442">
            <text:p>0,0109021604</text:p>
          </table:table-cell>
          <table:table-cell table:number-columns-repeated="16"/>
        </table:table-row>
        <table:table-row table:style-name="ro2">
          <table:table-cell office:value-type="string">
            <text:p>подход</text:p>
          </table:table-cell>
          <table:table-cell office:value-type="float" office:value="1">
            <text:p>1</text:p>
          </table:table-cell>
          <table:table-cell office:value-type="float" office:value="0.0382067387288">
            <text:p>0,0382067387</text:p>
          </table:table-cell>
          <table:table-cell office:value-type="float" office:value="0.0141201554135">
            <text:p>0,0141201554</text:p>
          </table:table-cell>
          <table:table-cell office:value-type="float" office:value="0.0145700732555">
            <text:p>0,0145700733</text:p>
          </table:table-cell>
          <table:table-cell office:value-type="float" office:value="0.00912581309676">
            <text:p>0,0091258131</text:p>
          </table:table-cell>
          <table:table-cell office:value-type="float" office:value="0.0192347823442">
            <text:p>0,0192347823</text:p>
          </table:table-cell>
          <table:table-cell office:value-type="float" office:value="0.0114697590551">
            <text:p>0,0114697591</text:p>
          </table:table-cell>
          <table:table-cell table:number-columns-repeated="16"/>
        </table:table-row>
        <table:table-row table:style-name="ro1">
          <table:table-cell office:value-type="string">
            <text:p>нич</text:p>
          </table:table-cell>
          <table:table-cell office:value-type="float" office:value="1">
            <text:p>1</text:p>
          </table:table-cell>
          <table:table-cell office:value-type="float" office:value="0.0366768355616">
            <text:p>0,0366768356</text:p>
          </table:table-cell>
          <table:table-cell office:value-type="float" office:value="0.0128285201482">
            <text:p>0,0128285201</text:p>
          </table:table-cell>
          <table:table-cell office:value-type="float" office:value="0.0288154397532">
            <text:p>0,0288154398</text:p>
          </table:table-cell>
          <table:table-cell office:value-type="float" office:value="0.0167121403747">
            <text:p>0,0167121404</text:p>
          </table:table-cell>
          <table:table-cell office:value-type="float" office:value="0.0227124695127">
            <text:p>0,0227124695</text:p>
          </table:table-cell>
          <table:table-cell office:value-type="float" office:value="0.0109819862299">
            <text:p>0,0109819862</text:p>
          </table:table-cell>
          <table:table-cell table:number-columns-repeated="16"/>
        </table:table-row>
        <table:table-row table:style-name="ro2">
          <table:table-cell office:value-type="string">
            <text:p>ест</text:p>
          </table:table-cell>
          <table:table-cell office:value-type="float" office:value="1">
            <text:p>1</text:p>
          </table:table-cell>
          <table:table-cell office:value-type="float" office:value="0.0364163660638">
            <text:p>0,0364163661</text:p>
          </table:table-cell>
          <table:table-cell office:value-type="float" office:value="0.0140990490041">
            <text:p>0,014099049</text:p>
          </table:table-cell>
          <table:table-cell office:value-type="float" office:value="0.0141114732072">
            <text:p>0,0141114732</text:p>
          </table:table-cell>
          <table:table-cell office:value-type="float" office:value="0.00926888220793">
            <text:p>0,0092688822</text:p>
          </table:table-cell>
          <table:table-cell office:value-type="float" office:value="0.0204475602591">
            <text:p>0,0204475603</text:p>
          </table:table-cell>
          <table:table-cell office:value-type="float" office:value="0.0112575984253">
            <text:p>0,0112575984</text:p>
          </table:table-cell>
          <table:table-cell table:number-columns-repeated="16"/>
        </table:table-row>
        <table:table-row table:style-name="ro1">
          <table:table-cell office:value-type="string">
            <text:p>масштабн</text:p>
          </table:table-cell>
          <table:table-cell office:value-type="float" office:value="1">
            <text:p>1</text:p>
          </table:table-cell>
          <table:table-cell office:value-type="float" office:value="0.0363733494641">
            <text:p>0,0363733495</text:p>
          </table:table-cell>
          <table:table-cell office:value-type="float" office:value="0.0123188028657">
            <text:p>0,0123188029</text:p>
          </table:table-cell>
          <table:table-cell office:value-type="float" office:value="0.0121713087014">
            <text:p>0,0121713087</text:p>
          </table:table-cell>
          <table:table-cell office:value-type="float" office:value="0.00862580646017">
            <text:p>0,0086258065</text:p>
          </table:table-cell>
          <table:table-cell office:value-type="float" office:value="0.0174479791621">
            <text:p>0,0174479792</text:p>
          </table:table-cell>
          <table:table-cell office:value-type="float" office:value="0.0110217779358">
            <text:p>0,0110217779</text:p>
          </table:table-cell>
          <table:table-cell table:number-columns-repeated="16"/>
        </table:table-row>
        <table:table-row table:style-name="ro2">
          <table:table-cell office:value-type="string">
            <text:p>фонд</text:p>
          </table:table-cell>
          <table:table-cell office:value-type="float" office:value="1">
            <text:p>1</text:p>
          </table:table-cell>
          <table:table-cell office:value-type="float" office:value="0.0352204021513">
            <text:p>0,0352204022</text:p>
          </table:table-cell>
          <table:table-cell office:value-type="float" office:value="0.0130231002762">
            <text:p>0,0130231003</text:p>
          </table:table-cell>
          <table:table-cell office:value-type="float" office:value="0.0157813605359">
            <text:p>0,0157813605</text:p>
          </table:table-cell>
          <table:table-cell office:value-type="float" office:value="0.00888847653934">
            <text:p>0,0088884765</text:p>
          </table:table-cell>
          <table:table-cell office:value-type="float" office:value="0.0250343086773">
            <text:p>0,0250343087</text:p>
          </table:table-cell>
          <table:table-cell office:value-type="float" office:value="0.0108259162795">
            <text:p>0,0108259163</text:p>
          </table:table-cell>
          <table:table-cell table:number-columns-repeated="16"/>
        </table:table-row>
        <table:table-row table:style-name="ro2">
          <table:table-cell office:value-type="string">
            <text:p>канцлер</text:p>
          </table:table-cell>
          <table:table-cell office:value-type="float" office:value="1">
            <text:p>1</text:p>
          </table:table-cell>
          <table:table-cell office:value-type="float" office:value="0.0339590193739">
            <text:p>0,0339590194</text:p>
          </table:table-cell>
          <table:table-cell office:value-type="float" office:value="0.0126568307681">
            <text:p>0,0126568308</text:p>
          </table:table-cell>
          <table:table-cell office:value-type="float" office:value="0.0232951600154">
            <text:p>0,02329516</text:p>
          </table:table-cell>
          <table:table-cell office:value-type="float" office:value="0.0170070164249">
            <text:p>0,0170070164</text:p>
          </table:table-cell>
          <table:table-cell office:value-type="float" office:value="0.0143660899473">
            <text:p>0,0143660899</text:p>
          </table:table-cell>
          <table:table-cell office:value-type="float" office:value="0.0113323547672">
            <text:p>0,0113323548</text:p>
          </table:table-cell>
          <table:table-cell table:number-columns-repeated="16"/>
        </table:table-row>
        <table:table-row table:style-name="ro2">
          <table:table-cell office:value-type="string">
            <text:p>след</text:p>
          </table:table-cell>
          <table:table-cell office:value-type="float" office:value="1">
            <text:p>1</text:p>
          </table:table-cell>
          <table:table-cell office:value-type="float" office:value="0.032071786443">
            <text:p>0,0320717864</text:p>
          </table:table-cell>
          <table:table-cell office:value-type="float" office:value="0.0120272773922">
            <text:p>0,0120272774</text:p>
          </table:table-cell>
          <table:table-cell office:value-type="float" office:value="0.0259056296492">
            <text:p>0,0259056296</text:p>
          </table:table-cell>
          <table:table-cell office:value-type="float" office:value="0.0159806415499">
            <text:p>0,0159806415</text:p>
          </table:table-cell>
          <table:table-cell office:value-type="float" office:value="0.0163027549943">
            <text:p>0,016302755</text:p>
          </table:table-cell>
          <table:table-cell office:value-type="float" office:value="0.0106902990634">
            <text:p>0,0106902991</text:p>
          </table:table-cell>
          <table:table-cell table:number-columns-repeated="16"/>
        </table:table-row>
        <table:table-row table:style-name="ro2">
          <table:table-cell office:value-type="string">
            <text:p>тог</text:p>
          </table:table-cell>
          <table:table-cell office:value-type="float" office:value="2">
            <text:p>2</text:p>
          </table:table-cell>
          <table:table-cell office:value-type="float" office:value="0.0316247191849">
            <text:p>0,0316247192</text:p>
          </table:table-cell>
          <table:table-cell office:value-type="float" office:value="0.0280015329762">
            <text:p>0,028001533</text:p>
          </table:table-cell>
          <table:table-cell office:value-type="float" office:value="0.0196264498495">
            <text:p>0,0196264498</text:p>
          </table:table-cell>
          <table:table-cell office:value-type="float" office:value="0.0178041888274">
            <text:p>0,0178041888</text:p>
          </table:table-cell>
          <table:table-cell office:value-type="float" office:value="0.0497269321908">
            <text:p>0,0497269322</text:p>
          </table:table-cell>
          <table:table-cell office:value-type="float" office:value="0.0324563109077">
            <text:p>0,0324563109</text:p>
          </table:table-cell>
          <table:table-cell table:number-columns-repeated="16"/>
        </table:table-row>
        <table:table-row table:style-name="ro2">
          <table:table-cell office:value-type="string">
            <text:p>попа</text:p>
          </table:table-cell>
          <table:table-cell office:value-type="float" office:value="2">
            <text:p>2</text:p>
          </table:table-cell>
          <table:table-cell office:value-type="float" office:value="0.0315342142893">
            <text:p>0,0315342143</text:p>
          </table:table-cell>
          <table:table-cell office:value-type="float" office:value="0.0258646292384">
            <text:p>0,0258646292</text:p>
          </table:table-cell>
          <table:table-cell office:value-type="float" office:value="0.0284785804066">
            <text:p>0,0284785804</text:p>
          </table:table-cell>
          <table:table-cell office:value-type="float" office:value="0.0257141129157">
            <text:p>0,0257141129</text:p>
          </table:table-cell>
          <table:table-cell office:value-type="float" office:value="0.0307742235405">
            <text:p>0,0307742235</text:p>
          </table:table-cell>
          <table:table-cell office:value-type="float" office:value="0.0215366548003">
            <text:p>0,0215366548</text:p>
          </table:table-cell>
          <table:table-cell table:number-columns-repeated="16"/>
        </table:table-row>
        <table:table-row table:style-name="ro1">
          <table:table-cell office:value-type="string">
            <text:p>обам</text:p>
          </table:table-cell>
          <table:table-cell office:value-type="float" office:value="1">
            <text:p>1</text:p>
          </table:table-cell>
          <table:table-cell office:value-type="float" office:value="0.0303308323087">
            <text:p>0,0303308323</text:p>
          </table:table-cell>
          <table:table-cell office:value-type="float" office:value="0.0130429571991">
            <text:p>0,0130429572</text:p>
          </table:table-cell>
          <table:table-cell office:value-type="float" office:value="0.0136903388843">
            <text:p>0,0136903389</text:p>
          </table:table-cell>
          <table:table-cell office:value-type="float" office:value="0.00892648341284">
            <text:p>0,0089264834</text:p>
          </table:table-cell>
          <table:table-cell office:value-type="float" office:value="0.0196060038923">
            <text:p>0,0196060039</text:p>
          </table:table-cell>
          <table:table-cell office:value-type="float" office:value="0.0111275227397">
            <text:p>0,0111275227</text:p>
          </table:table-cell>
          <table:table-cell table:number-columns-repeated="16"/>
        </table:table-row>
        <table:table-row table:style-name="ro1">
          <table:table-cell office:value-type="string">
            <text:p>американц</text:p>
          </table:table-cell>
          <table:table-cell office:value-type="float" office:value="2">
            <text:p>2</text:p>
          </table:table-cell>
          <table:table-cell office:value-type="float" office:value="0.0297409635582">
            <text:p>0,0297409636</text:p>
          </table:table-cell>
          <table:table-cell office:value-type="float" office:value="0.026129464356">
            <text:p>0,0261294644</text:p>
          </table:table-cell>
          <table:table-cell office:value-type="float" office:value="0.0280222227017">
            <text:p>0,0280222227</text:p>
          </table:table-cell>
          <table:table-cell office:value-type="float" office:value="0.0256515227609">
            <text:p>0,0256515228</text:p>
          </table:table-cell>
          <table:table-cell office:value-type="float" office:value="0.0566208700976">
            <text:p>0,0566208701</text:p>
          </table:table-cell>
          <table:table-cell office:value-type="float" office:value="0.0417523215341">
            <text:p>0,0417523215</text:p>
          </table:table-cell>
          <table:table-cell table:number-columns-repeated="16"/>
        </table:table-row>
        <table:table-row table:style-name="ro1">
          <table:table-cell office:value-type="string">
            <text:p>осуществля</text:p>
          </table:table-cell>
          <table:table-cell office:value-type="float" office:value="1">
            <text:p>1</text:p>
          </table:table-cell>
          <table:table-cell office:value-type="float" office:value="0.028984096252">
            <text:p>0,0289840963</text:p>
          </table:table-cell>
          <table:table-cell office:value-type="float" office:value="0.0121718160747">
            <text:p>0,0121718161</text:p>
          </table:table-cell>
          <table:table-cell office:value-type="float" office:value="0.0140567398294">
            <text:p>0,0140567398</text:p>
          </table:table-cell>
          <table:table-cell office:value-type="float" office:value="0.00860045530588">
            <text:p>0,0086004553</text:p>
          </table:table-cell>
          <table:table-cell office:value-type="float" office:value="0.0212003248398">
            <text:p>0,0212003248</text:p>
          </table:table-cell>
          <table:table-cell office:value-type="float" office:value="0.0108417834539">
            <text:p>0,0108417835</text:p>
          </table:table-cell>
          <table:table-cell table:number-columns-repeated="16"/>
        </table:table-row>
        <table:table-row table:style-name="ro1">
          <table:table-cell office:value-type="string">
            <text:p>ссылк</text:p>
          </table:table-cell>
          <table:table-cell office:value-type="float" office:value="1">
            <text:p>1</text:p>
          </table:table-cell>
          <table:table-cell office:value-type="float" office:value="0.0282804843878">
            <text:p>0,0282804844</text:p>
          </table:table-cell>
          <table:table-cell office:value-type="float" office:value="0.0129199283413">
            <text:p>0,0129199283</text:p>
          </table:table-cell>
          <table:table-cell office:value-type="float" office:value="0.0252959793669">
            <text:p>0,0252959794</text:p>
          </table:table-cell>
          <table:table-cell office:value-type="float" office:value="0.0167538586231">
            <text:p>0,0167538586</text:p>
          </table:table-cell>
          <table:table-cell office:value-type="float" office:value="0.0373956673562">
            <text:p>0,0373956674</text:p>
          </table:table-cell>
          <table:table-cell office:value-type="float" office:value="0.0210988201127">
            <text:p>0,0210988201</text:p>
          </table:table-cell>
          <table:table-cell table:number-columns-repeated="16"/>
        </table:table-row>
        <table:table-row table:style-name="ro2">
          <table:table-cell office:value-type="string">
            <text:p>прост</text:p>
          </table:table-cell>
          <table:table-cell office:value-type="float" office:value="1">
            <text:p>1</text:p>
          </table:table-cell>
          <table:table-cell office:value-type="float" office:value="0.0281361837017">
            <text:p>0,0281361837</text:p>
          </table:table-cell>
          <table:table-cell office:value-type="float" office:value="0.0128376124702">
            <text:p>0,0128376125</text:p>
          </table:table-cell>
          <table:table-cell office:value-type="float" office:value="0.0229609718002">
            <text:p>0,0229609718</text:p>
          </table:table-cell>
          <table:table-cell office:value-type="float" office:value="0.0169774556822">
            <text:p>0,0169774557</text:p>
          </table:table-cell>
          <table:table-cell office:value-type="float" office:value="0.0182072104069">
            <text:p>0,0182072104</text:p>
          </table:table-cell>
          <table:table-cell office:value-type="float" office:value="0.0110777675675">
            <text:p>0,0110777676</text:p>
          </table:table-cell>
          <table:table-cell table:number-columns-repeated="16"/>
        </table:table-row>
        <table:table-row table:style-name="ro1">
          <table:table-cell office:value-type="string">
            <text:p>получ</text:p>
          </table:table-cell>
          <table:table-cell office:value-type="float" office:value="1">
            <text:p>1</text:p>
          </table:table-cell>
          <table:table-cell office:value-type="float" office:value="0.0276943306195">
            <text:p>0,0276943306</text:p>
          </table:table-cell>
          <table:table-cell office:value-type="float" office:value="0.013107380507">
            <text:p>0,0131073805</text:p>
          </table:table-cell>
          <table:table-cell office:value-type="float" office:value="0.0114100925414">
            <text:p>0,0114100925</text:p>
          </table:table-cell>
          <table:table-cell office:value-type="float" office:value="0.00920836544343">
            <text:p>0,0092083654</text:p>
          </table:table-cell>
          <table:table-cell office:value-type="float" office:value="0.0143638210113">
            <text:p>0,014363821</text:p>
          </table:table-cell>
          <table:table-cell office:value-type="float" office:value="0.0112291869743">
            <text:p>0,011229187</text:p>
          </table:table-cell>
          <table:table-cell table:number-columns-repeated="16"/>
        </table:table-row>
        <table:table-row table:style-name="ro2">
          <table:table-cell office:value-type="string">
            <text:p>сотрудник</text:p>
          </table:table-cell>
          <table:table-cell office:value-type="float" office:value="1">
            <text:p>1</text:p>
          </table:table-cell>
          <table:table-cell office:value-type="float" office:value="0.0275973841273">
            <text:p>0,0275973841</text:p>
          </table:table-cell>
          <table:table-cell office:value-type="float" office:value="0.0129591918192">
            <text:p>0,0129591918</text:p>
          </table:table-cell>
          <table:table-cell office:value-type="float" office:value="0.0113681017359">
            <text:p>0,0113681017</text:p>
          </table:table-cell>
          <table:table-cell office:value-type="float" office:value="0.00913625294858">
            <text:p>0,0091362529</text:p>
          </table:table-cell>
          <table:table-cell office:value-type="float" office:value="0.0143638210113">
            <text:p>0,014363821</text:p>
          </table:table-cell>
          <table:table-cell office:value-type="float" office:value="0.0112291869743">
            <text:p>0,011229187</text:p>
          </table:table-cell>
          <table:table-cell table:number-columns-repeated="16"/>
        </table:table-row>
        <table:table-row table:style-name="ro1">
          <table:table-cell office:value-type="string">
            <text:p>всемирн</text:p>
          </table:table-cell>
          <table:table-cell office:value-type="float" office:value="1">
            <text:p>1</text:p>
          </table:table-cell>
          <table:table-cell office:value-type="float" office:value="0.0269606428774">
            <text:p>0,0269606429</text:p>
          </table:table-cell>
          <table:table-cell office:value-type="float" office:value="0.0135032831653">
            <text:p>0,0135032832</text:p>
          </table:table-cell>
          <table:table-cell office:value-type="float" office:value="0.0281745630124">
            <text:p>0,028174563</text:p>
          </table:table-cell>
          <table:table-cell office:value-type="float" office:value="0.0171115721915">
            <text:p>0,0171115722</text:p>
          </table:table-cell>
          <table:table-cell office:value-type="float" office:value="0.0250343086773">
            <text:p>0,0250343087</text:p>
          </table:table-cell>
          <table:table-cell office:value-type="float" office:value="0.0108259162795">
            <text:p>0,0108259163</text:p>
          </table:table-cell>
          <table:table-cell table:number-columns-repeated="16"/>
        </table:table-row>
        <table:table-row table:style-name="ro1">
          <table:table-cell office:value-type="string">
            <text:p>разведывательн</text:p>
          </table:table-cell>
          <table:table-cell office:value-type="float" office:value="1">
            <text:p>1</text:p>
          </table:table-cell>
          <table:table-cell office:value-type="float" office:value="0.0264880112092">
            <text:p>0,0264880112</text:p>
          </table:table-cell>
          <table:table-cell office:value-type="float" office:value="0.013266680611">
            <text:p>0,0132666806</text:p>
          </table:table-cell>
          <table:table-cell office:value-type="float" office:value="0.0258237346127">
            <text:p>0,0258237346</text:p>
          </table:table-cell>
          <table:table-cell office:value-type="float" office:value="0.0176282069063">
            <text:p>0,0176282069</text:p>
          </table:table-cell>
          <table:table-cell office:value-type="float" office:value="0.0192347823442">
            <text:p>0,0192347823</text:p>
          </table:table-cell>
          <table:table-cell office:value-type="float" office:value="0.0114697590551">
            <text:p>0,0114697591</text:p>
          </table:table-cell>
          <table:table-cell table:number-columns-repeated="16"/>
        </table:table-row>
        <table:table-row table:style-name="ro2">
          <table:table-cell office:value-type="string">
            <text:p>конц</text:p>
          </table:table-cell>
          <table:table-cell office:value-type="float" office:value="1">
            <text:p>1</text:p>
          </table:table-cell>
          <table:table-cell office:value-type="float" office:value="0.0261070616803">
            <text:p>0,0261070617</text:p>
          </table:table-cell>
          <table:table-cell office:value-type="float" office:value="0.0138886098418">
            <text:p>0,0138886098</text:p>
          </table:table-cell>
          <table:table-cell office:value-type="float" office:value="0.0254291743145">
            <text:p>0,0254291743</text:p>
          </table:table-cell>
          <table:table-cell office:value-type="float" office:value="0.0178148338956">
            <text:p>0,0178148339</text:p>
          </table:table-cell>
          <table:table-cell office:value-type="float" office:value="0.0204475602591">
            <text:p>0,0204475603</text:p>
          </table:table-cell>
          <table:table-cell office:value-type="float" office:value="0.0112575984253">
            <text:p>0,0112575984</text:p>
          </table:table-cell>
          <table:table-cell table:number-columns-repeated="16"/>
        </table:table-row>
        <table:table-row table:style-name="ro1">
          <table:table-cell office:value-type="string">
            <text:p>герман</text:p>
          </table:table-cell>
          <table:table-cell office:value-type="float" office:value="1">
            <text:p>1</text:p>
          </table:table-cell>
          <table:table-cell office:value-type="float" office:value="0.0251546795281">
            <text:p>0,0251546795</text:p>
          </table:table-cell>
          <table:table-cell office:value-type="float" office:value="0.0135195894329">
            <text:p>0,0135195894</text:p>
          </table:table-cell>
          <table:table-cell office:value-type="float" office:value="0.0112827608188">
            <text:p>0,0112827608</text:p>
          </table:table-cell>
          <table:table-cell office:value-type="float" office:value="0.00922145284225">
            <text:p>0,0092214528</text:p>
          </table:table-cell>
          <table:table-cell office:value-type="float" office:value="0.0143660899473">
            <text:p>0,0143660899</text:p>
          </table:table-cell>
          <table:table-cell office:value-type="float" office:value="0.0113323547672">
            <text:p>0,0113323548</text:p>
          </table:table-cell>
          <table:table-cell table:number-columns-repeated="16"/>
        </table:table-row>
        <table:table-row table:style-name="ro2">
          <table:table-cell office:value-type="string">
            <text:p>барак</text:p>
          </table:table-cell>
          <table:table-cell office:value-type="float" office:value="1">
            <text:p>1</text:p>
          </table:table-cell>
          <table:table-cell office:value-type="float" office:value="0.0245128790524">
            <text:p>0,0245128791</text:p>
          </table:table-cell>
          <table:table-cell office:value-type="float" office:value="0.0124368951691">
            <text:p>0,0124368952</text:p>
          </table:table-cell>
          <table:table-cell office:value-type="float" office:value="0.0253550512282">
            <text:p>0,0253550512</text:p>
          </table:table-cell>
          <table:table-cell office:value-type="float" office:value="0.0169283623489">
            <text:p>0,0169283623</text:p>
          </table:table-cell>
          <table:table-cell office:value-type="float" office:value="0.0196060038923">
            <text:p>0,0196060039</text:p>
          </table:table-cell>
          <table:table-cell office:value-type="float" office:value="0.0111275227397">
            <text:p>0,0111275227</text:p>
          </table:table-cell>
          <table:table-cell table:number-columns-repeated="16"/>
        </table:table-row>
        <table:table-row table:style-name="ro1">
          <table:table-cell office:value-type="string">
            <text:p>национальн</text:p>
          </table:table-cell>
          <table:table-cell office:value-type="float" office:value="1">
            <text:p>1</text:p>
          </table:table-cell>
          <table:table-cell office:value-type="float" office:value="0.0241838638497">
            <text:p>0,0241838638</text:p>
          </table:table-cell>
          <table:table-cell office:value-type="float" office:value="0.0124917361217">
            <text:p>0,0124917361</text:p>
          </table:table-cell>
          <table:table-cell office:value-type="float" office:value="0.0227003721574">
            <text:p>0,0227003722</text:p>
          </table:table-cell>
          <table:table-cell office:value-type="float" office:value="0.0165337198205">
            <text:p>0,0165337198</text:p>
          </table:table-cell>
          <table:table-cell office:value-type="float" office:value="0.0172835178619">
            <text:p>0,0172835179</text:p>
          </table:table-cell>
          <table:table-cell office:value-type="float" office:value="0.010931054987">
            <text:p>0,010931055</text:p>
          </table:table-cell>
          <table:table-cell table:number-columns-repeated="16"/>
        </table:table-row>
        <table:table-row table:style-name="ro2">
          <table:table-cell office:value-type="string">
            <text:p>четверг</text:p>
          </table:table-cell>
          <table:table-cell office:value-type="float" office:value="1">
            <text:p>1</text:p>
          </table:table-cell>
          <table:table-cell office:value-type="float" office:value="0.0236703188686">
            <text:p>0,0236703189</text:p>
          </table:table-cell>
          <table:table-cell office:value-type="float" office:value="0.0126819772288">
            <text:p>0,0126819772</text:p>
          </table:table-cell>
          <table:table-cell office:value-type="float" office:value="0.0122726521233">
            <text:p>0,0122726521</text:p>
          </table:table-cell>
          <table:table-cell office:value-type="float" office:value="0.00874633810956">
            <text:p>0,0087463381</text:p>
          </table:table-cell>
          <table:table-cell office:value-type="float" office:value="0.0206314847226">
            <text:p>0,0206314847</text:p>
          </table:table-cell>
          <table:table-cell office:value-type="float" office:value="0.0108158454898">
            <text:p>0,0108158455</text:p>
          </table:table-cell>
          <table:table-cell table:number-columns-repeated="16"/>
        </table:table-row>
        <table:table-row table:style-name="ro1">
          <table:table-cell office:value-type="string">
            <text:p>неназва</text:p>
          </table:table-cell>
          <table:table-cell office:value-type="float" office:value="1">
            <text:p>1</text:p>
          </table:table-cell>
          <table:table-cell office:value-type="float" office:value="0.0235450194919">
            <text:p>0,0235450195</text:p>
          </table:table-cell>
          <table:table-cell office:value-type="float" office:value="0.0132393074671">
            <text:p>0,0132393075</text:p>
          </table:table-cell>
          <table:table-cell office:value-type="float" office:value="0.0120529312226">
            <text:p>0,0120529312</text:p>
          </table:table-cell>
          <table:table-cell office:value-type="float" office:value="0.00897275613362">
            <text:p>0,0089727561</text:p>
          </table:table-cell>
          <table:table-cell office:value-type="float" office:value="0.0176932053017">
            <text:p>0,0176932053</text:p>
          </table:table-cell>
          <table:table-cell office:value-type="float" office:value="0.011211997291">
            <text:p>0,0112119973</text:p>
          </table:table-cell>
          <table:table-cell table:number-columns-repeated="16"/>
        </table:table-row>
        <table:table-row table:style-name="ro2">
          <table:table-cell office:value-type="string">
            <text:p>собеседник</text:p>
          </table:table-cell>
          <table:table-cell office:value-type="float" office:value="1">
            <text:p>1</text:p>
          </table:table-cell>
          <table:table-cell office:value-type="float" office:value="0.023121597934">
            <text:p>0,0231215979</text:p>
          </table:table-cell>
          <table:table-cell office:value-type="float" office:value="0.0127334850617">
            <text:p>0,0127334851</text:p>
          </table:table-cell>
          <table:table-cell office:value-type="float" office:value="0.0117554318517">
            <text:p>0,0117554319</text:p>
          </table:table-cell>
          <table:table-cell office:value-type="float" office:value="0.00876147219865">
            <text:p>0,0087614722</text:p>
          </table:table-cell>
          <table:table-cell office:value-type="float" office:value="0.0396156088282">
            <text:p>0,0396156088</text:p>
          </table:table-cell>
          <table:table-cell office:value-type="float" office:value="0.020879541777">
            <text:p>0,0208795418</text:p>
          </table:table-cell>
          <table:table-cell table:number-columns-repeated="16"/>
        </table:table-row>
        <table:table-row table:style-name="ro2">
          <table:table-cell office:value-type="string">
            <text:p>ран</text:p>
          </table:table-cell>
          <table:table-cell office:value-type="float" office:value="1">
            <text:p>1</text:p>
          </table:table-cell>
          <table:table-cell office:value-type="float" office:value="0.0231202605287">
            <text:p>0,0231202605</text:p>
          </table:table-cell>
          <table:table-cell office:value-type="float" office:value="0.0128306119161">
            <text:p>0,0128306119</text:p>
          </table:table-cell>
          <table:table-cell office:value-type="float" office:value="0.0222195546705">
            <text:p>0,0222195547</text:p>
          </table:table-cell>
          <table:table-cell office:value-type="float" office:value="0.0169719059959">
            <text:p>0,016971906</text:p>
          </table:table-cell>
          <table:table-cell office:value-type="float" office:value="0.0172835178619">
            <text:p>0,0172835179</text:p>
          </table:table-cell>
          <table:table-cell office:value-type="float" office:value="0.010931054987">
            <text:p>0,010931055</text:p>
          </table:table-cell>
          <table:table-cell table:number-columns-repeated="16"/>
        </table:table-row>
        <table:table-row table:style-name="ro1">
          <table:table-cell office:value-type="string">
            <text:p>деятельн</text:p>
          </table:table-cell>
          <table:table-cell office:value-type="float" office:value="1">
            <text:p>1</text:p>
          </table:table-cell>
          <table:table-cell office:value-type="float" office:value="0.022980959299">
            <text:p>0,0229809593</text:p>
          </table:table-cell>
          <table:table-cell office:value-type="float" office:value="0.0145257948691">
            <text:p>0,0145257949</text:p>
          </table:table-cell>
          <table:table-cell office:value-type="float" office:value="0.0120164339482">
            <text:p>0,0120164339</text:p>
          </table:table-cell>
          <table:table-cell office:value-type="float" office:value="0.0092651664006">
            <text:p>0,0092651664</text:p>
          </table:table-cell>
          <table:table-cell office:value-type="float" office:value="0.0192347823442">
            <text:p>0,0192347823</text:p>
          </table:table-cell>
          <table:table-cell office:value-type="float" office:value="0.0114697590551">
            <text:p>0,0114697591</text:p>
          </table:table-cell>
          <table:table-cell table:number-columns-repeated="16"/>
        </table:table-row>
        <table:table-row table:style-name="ro2">
          <table:table-cell office:value-type="string">
            <text:p>банк</text:p>
          </table:table-cell>
          <table:table-cell office:value-type="float" office:value="1">
            <text:p>1</text:p>
          </table:table-cell>
          <table:table-cell office:value-type="float" office:value="0.0223667073129">
            <text:p>0,0223667073</text:p>
          </table:table-cell>
          <table:table-cell office:value-type="float" office:value="0.0132460883303">
            <text:p>0,0132460883</text:p>
          </table:table-cell>
          <table:table-cell office:value-type="float" office:value="0.0131559750676">
            <text:p>0,0131559751</text:p>
          </table:table-cell>
          <table:table-cell office:value-type="float" office:value="0.00898586824317">
            <text:p>0,0089858682</text:p>
          </table:table-cell>
          <table:table-cell office:value-type="float" office:value="0.0447367707317">
            <text:p>0,0447367707</text:p>
          </table:table-cell>
          <table:table-cell office:value-type="float" office:value="0.0207127391012">
            <text:p>0,0207127391</text:p>
          </table:table-cell>
          <table:table-cell table:number-columns-repeated="16"/>
        </table:table-row>
        <table:table-row table:style-name="ro2">
          <table:table-cell office:value-type="string">
            <text:p>времен</text:p>
          </table:table-cell>
          <table:table-cell office:value-type="float" office:value="1">
            <text:p>1</text:p>
          </table:table-cell>
          <table:table-cell office:value-type="float" office:value="0.022150785855">
            <text:p>0,0221507859</text:p>
          </table:table-cell>
          <table:table-cell office:value-type="float" office:value="0.014081992602">
            <text:p>0,0140819926</text:p>
          </table:table-cell>
          <table:table-cell office:value-type="float" office:value="0.0213069433627">
            <text:p>0,0213069434</text:p>
          </table:table-cell>
          <table:table-cell office:value-type="float" office:value="0.0179802133807">
            <text:p>0,0179802134</text:p>
          </table:table-cell>
          <table:table-cell office:value-type="float" office:value="0.0267353036265">
            <text:p>0,0267353036</text:p>
          </table:table-cell>
          <table:table-cell office:value-type="float" office:value="0.0219347334412">
            <text:p>0,0219347334</text:p>
          </table:table-cell>
          <table:table-cell table:number-columns-repeated="16"/>
        </table:table-row>
        <table:table-row table:style-name="ro1">
          <table:table-cell office:value-type="string">
            <text:p>бывш</text:p>
          </table:table-cell>
          <table:table-cell office:value-type="float" office:value="1">
            <text:p>1</text:p>
          </table:table-cell>
          <table:table-cell office:value-type="float" office:value="0.0219775785156">
            <text:p>0,0219775785</text:p>
          </table:table-cell>
          <table:table-cell office:value-type="float" office:value="0.0137802298169">
            <text:p>0,0137802298</text:p>
          </table:table-cell>
          <table:table-cell office:value-type="float" office:value="0.0211535259585">
            <text:p>0,021153526</text:p>
          </table:table-cell>
          <table:table-cell office:value-type="float" office:value="0.0176863913667">
            <text:p>0,0176863914</text:p>
          </table:table-cell>
          <table:table-cell office:value-type="float" office:value="0.0143638210113">
            <text:p>0,014363821</text:p>
          </table:table-cell>
          <table:table-cell office:value-type="float" office:value="0.0112291869743">
            <text:p>0,011229187</text:p>
          </table:table-cell>
          <table:table-cell table:number-columns-repeated="16"/>
        </table:table-row>
        <table:table-row table:style-name="ro1">
          <table:table-cell office:value-type="string">
            <text:p>сентябр</text:p>
          </table:table-cell>
          <table:table-cell office:value-type="float" office:value="1">
            <text:p>1</text:p>
          </table:table-cell>
          <table:table-cell office:value-type="float" office:value="0.0218530895928">
            <text:p>0,0218530896</text:p>
          </table:table-cell>
          <table:table-cell office:value-type="float" office:value="0.0141356180626">
            <text:p>0,0141356181</text:p>
          </table:table-cell>
          <table:table-cell office:value-type="float" office:value="0.0120804736983">
            <text:p>0,0120804737</text:p>
          </table:table-cell>
          <table:table-cell office:value-type="float" office:value="0.00930872427872">
            <text:p>0,0093087243</text:p>
          </table:table-cell>
          <table:table-cell office:value-type="float" office:value="0.0204475602591">
            <text:p>0,0204475603</text:p>
          </table:table-cell>
          <table:table-cell office:value-type="float" office:value="0.0112575984253">
            <text:p>0,0112575984</text:p>
          </table:table-cell>
          <table:table-cell table:number-columns-repeated="16"/>
        </table:table-row>
        <table:table-row table:style-name="ro1">
          <table:table-cell office:value-type="string">
            <text:p>безопасн</text:p>
          </table:table-cell>
          <table:table-cell office:value-type="float" office:value="1">
            <text:p>1</text:p>
          </table:table-cell>
          <table:table-cell office:value-type="float" office:value="0.0217322698815">
            <text:p>0,0217322699</text:p>
          </table:table-cell>
          <table:table-cell office:value-type="float" office:value="0.0123133950872">
            <text:p>0,0123133951</text:p>
          </table:table-cell>
          <table:table-cell office:value-type="float" office:value="0.0118437438897">
            <text:p>0,0118437439</text:p>
          </table:table-cell>
          <table:table-cell office:value-type="float" office:value="0.00868754159726">
            <text:p>0,0086875416</text:p>
          </table:table-cell>
          <table:table-cell office:value-type="float" office:value="0.0172835178619">
            <text:p>0,0172835179</text:p>
          </table:table-cell>
          <table:table-cell office:value-type="float" office:value="0.010931054987">
            <text:p>0,010931055</text:p>
          </table:table-cell>
          <table:table-cell table:number-columns-repeated="16"/>
        </table:table-row>
        <table:table-row table:style-name="ro2">
          <table:table-cell office:value-type="string">
            <text:p>переда</text:p>
          </table:table-cell>
          <table:table-cell office:value-type="float" office:value="1">
            <text:p>1</text:p>
          </table:table-cell>
          <table:table-cell office:value-type="float" office:value="0.0216060807969">
            <text:p>0,0216060808</text:p>
          </table:table-cell>
          <table:table-cell office:value-type="float" office:value="0.0133005424312">
            <text:p>0,0133005424</text:p>
          </table:table-cell>
          <table:table-cell office:value-type="float" office:value="0.0246658545998">
            <text:p>0,0246658546</text:p>
          </table:table-cell>
          <table:table-cell office:value-type="float" office:value="0.0169694337617">
            <text:p>0,0169694338</text:p>
          </table:table-cell>
          <table:table-cell office:value-type="float" office:value="0.0206314847226">
            <text:p>0,0206314847</text:p>
          </table:table-cell>
          <table:table-cell office:value-type="float" office:value="0.0108158454898">
            <text:p>0,0108158455</text:p>
          </table:table-cell>
          <table:table-cell table:number-columns-repeated="16"/>
        </table:table-row>
        <table:table-row table:style-name="ro2">
          <table:table-cell office:value-type="string">
            <text:p>граждан</text:p>
          </table:table-cell>
          <table:table-cell office:value-type="float" office:value="1">
            <text:p>1</text:p>
          </table:table-cell>
          <table:table-cell office:value-type="float" office:value="0.0214332807093">
            <text:p>0,0214332807</text:p>
          </table:table-cell>
          <table:table-cell office:value-type="float" office:value="0.0134327477376">
            <text:p>0,0134327477</text:p>
          </table:table-cell>
          <table:table-cell office:value-type="float" office:value="0.0109804073312">
            <text:p>0,0109804073</text:p>
          </table:table-cell>
          <table:table-cell office:value-type="float" office:value="0.00901359627933">
            <text:p>0,0090135963</text:p>
          </table:table-cell>
          <table:table-cell office:value-type="float" office:value="0.0182072104069">
            <text:p>0,0182072104</text:p>
          </table:table-cell>
          <table:table-cell office:value-type="float" office:value="0.0110777675675">
            <text:p>0,0110777676</text:p>
          </table:table-cell>
          <table:table-cell table:number-columns-repeated="16"/>
        </table:table-row>
        <table:table-row table:style-name="ro1">
          <table:table-cell office:value-type="string">
            <text:p>октябр</text:p>
          </table:table-cell>
          <table:table-cell office:value-type="float" office:value="1">
            <text:p>1</text:p>
          </table:table-cell>
          <table:table-cell office:value-type="float" office:value="0.0202243641165">
            <text:p>0,0202243641</text:p>
          </table:table-cell>
          <table:table-cell office:value-type="float" office:value="0.0135933377546">
            <text:p>0,0135933378</text:p>
          </table:table-cell>
          <table:table-cell office:value-type="float" office:value="0.0113629264028">
            <text:p>0,0113629264</text:p>
          </table:table-cell>
          <table:table-cell office:value-type="float" office:value="0.0091257277726">
            <text:p>0,0091257278</text:p>
          </table:table-cell>
          <table:table-cell office:value-type="float" office:value="0.0368020554529">
            <text:p>0,0368020555</text:p>
          </table:table-cell>
          <table:table-cell office:value-type="float" office:value="0.0212596307442">
            <text:p>0,0212596307</text:p>
          </table:table-cell>
          <table:table-cell table:number-columns-repeated="16"/>
        </table:table-row>
        <table:table-row table:style-name="ro2">
          <table:table-cell office:value-type="string">
            <text:p>ангел</text:p>
          </table:table-cell>
          <table:table-cell office:value-type="float" office:value="1">
            <text:p>1</text:p>
          </table:table-cell>
          <table:table-cell office:value-type="float" office:value="0.0201250964965">
            <text:p>0,0201250965</text:p>
          </table:table-cell>
          <table:table-cell office:value-type="float" office:value="0.0138149255183">
            <text:p>0,0138149255</text:p>
          </table:table-cell>
          <table:table-cell office:value-type="float" office:value="0.0210494228713">
            <text:p>0,0210494229</text:p>
          </table:table-cell>
          <table:table-cell office:value-type="float" office:value="0.0180009685091">
            <text:p>0,0180009685</text:p>
          </table:table-cell>
          <table:table-cell office:value-type="float" office:value="0.0143660899473">
            <text:p>0,0143660899</text:p>
          </table:table-cell>
          <table:table-cell office:value-type="float" office:value="0.0113323547672">
            <text:p>0,0113323548</text:p>
          </table:table-cell>
          <table:table-cell table:number-columns-repeated="16"/>
        </table:table-row>
        <table:table-row table:style-name="ro2">
          <table:table-cell office:value-type="string">
            <text:p>телефон</text:p>
          </table:table-cell>
          <table:table-cell office:value-type="float" office:value="1">
            <text:p>1</text:p>
          </table:table-cell>
          <table:table-cell office:value-type="float" office:value="0.0199937541354">
            <text:p>0,0199937541</text:p>
          </table:table-cell>
          <table:table-cell office:value-type="float" office:value="0.0129347316504">
            <text:p>0,0129347317</text:p>
          </table:table-cell>
          <table:table-cell office:value-type="float" office:value="0.0196725944814">
            <text:p>0,0196725945</text:p>
          </table:table-cell>
          <table:table-cell office:value-type="float" office:value="0.0170859806551">
            <text:p>0,0170859807</text:p>
          </table:table-cell>
          <table:table-cell office:value-type="float" office:value="0.013066995777">
            <text:p>0,0130669958</text:p>
          </table:table-cell>
          <table:table-cell office:value-type="float" office:value="0.0110979821221">
            <text:p>0,0110979821</text:p>
          </table:table-cell>
          <table:table-cell table:number-columns-repeated="16"/>
        </table:table-row>
        <table:table-row table:style-name="ro1">
          <table:table-cell office:value-type="string">
            <text:p>информирова</text:p>
          </table:table-cell>
          <table:table-cell office:value-type="float" office:value="1">
            <text:p>1</text:p>
          </table:table-cell>
          <table:table-cell office:value-type="float" office:value="0.0199790921956">
            <text:p>0,0199790922</text:p>
          </table:table-cell>
          <table:table-cell office:value-type="float" office:value="0.0135187715184">
            <text:p>0,0135187715</text:p>
          </table:table-cell>
          <table:table-cell office:value-type="float" office:value="0.022677830212">
            <text:p>0,0226778302</text:p>
          </table:table-cell>
          <table:table-cell office:value-type="float" office:value="0.0172418462845">
            <text:p>0,0172418463</text:p>
          </table:table-cell>
          <table:table-cell office:value-type="float" office:value="0.0176932053017">
            <text:p>0,0176932053</text:p>
          </table:table-cell>
          <table:table-cell office:value-type="float" office:value="0.011211997291">
            <text:p>0,0112119973</text:p>
          </table:table-cell>
          <table:table-cell table:number-columns-repeated="16"/>
        </table:table-row>
        <table:table-row table:style-name="ro2">
          <table:table-cell office:value-type="string">
            <text:p>дан</text:p>
          </table:table-cell>
          <table:table-cell office:value-type="float" office:value="1">
            <text:p>1</text:p>
          </table:table-cell>
          <table:table-cell office:value-type="float" office:value="0.0198356274516">
            <text:p>0,0198356275</text:p>
          </table:table-cell>
          <table:table-cell office:value-type="float" office:value="0.0133014257358">
            <text:p>0,0133014257</text:p>
          </table:table-cell>
          <table:table-cell office:value-type="float" office:value="0.022380330841">
            <text:p>0,0223803308</text:p>
          </table:table-cell>
          <table:table-cell office:value-type="float" office:value="0.0170305623495">
            <text:p>0,0170305623</text:p>
          </table:table-cell>
          <table:table-cell office:value-type="float" office:value="0.0176932053017">
            <text:p>0,0176932053</text:p>
          </table:table-cell>
          <table:table-cell office:value-type="float" office:value="0.011211997291">
            <text:p>0,0112119973</text:p>
          </table:table-cell>
          <table:table-cell table:number-columns-repeated="16"/>
        </table:table-row>
        <table:table-row table:style-name="ro2">
          <table:table-cell office:value-type="string">
            <text:p>лет</text:p>
          </table:table-cell>
          <table:table-cell office:value-type="float" office:value="1">
            <text:p>1</text:p>
          </table:table-cell>
          <table:table-cell office:value-type="float" office:value="0.0197650748582">
            <text:p>0,0197650749</text:p>
          </table:table-cell>
          <table:table-cell office:value-type="float" office:value="0.0126287638906">
            <text:p>0,0126287639</text:p>
          </table:table-cell>
          <table:table-cell office:value-type="float" office:value="0.0106017573307">
            <text:p>0,0106017573</text:p>
          </table:table-cell>
          <table:table-cell office:value-type="float" office:value="0.00890237613668">
            <text:p>0,0089023761</text:p>
          </table:table-cell>
          <table:table-cell office:value-type="float" office:value="0.0143130479252">
            <text:p>0,0143130479</text:p>
          </table:table-cell>
          <table:table-cell office:value-type="float" office:value="0.010980039028">
            <text:p>0,010980039</text:p>
          </table:table-cell>
          <table:table-cell table:number-columns-repeated="16"/>
        </table:table-row>
        <table:table-row table:style-name="ro2">
          <table:table-cell office:value-type="string">
            <text:p>начал</text:p>
          </table:table-cell>
          <table:table-cell office:value-type="float" office:value="1">
            <text:p>1</text:p>
          </table:table-cell>
          <table:table-cell office:value-type="float" office:value="0.0196742545109">
            <text:p>0,0196742545</text:p>
          </table:table-cell>
          <table:table-cell office:value-type="float" office:value="0.0136999341196">
            <text:p>0,0136999341</text:p>
          </table:table-cell>
          <table:table-cell office:value-type="float" office:value="0.02268062751">
            <text:p>0,0226806275</text:p>
          </table:table-cell>
          <table:table-cell office:value-type="float" office:value="0.0176716794603">
            <text:p>0,0176716795</text:p>
          </table:table-cell>
          <table:table-cell office:value-type="float" office:value="0.0204475602591">
            <text:p>0,0204475603</text:p>
          </table:table-cell>
          <table:table-cell office:value-type="float" office:value="0.0112575984253">
            <text:p>0,0112575984</text:p>
          </table:table-cell>
          <table:table-cell table:number-columns-repeated="16"/>
        </table:table-row>
        <table:table-row table:style-name="ro2">
          <table:table-cell office:value-type="string">
            <text:p>работ</text:p>
          </table:table-cell>
          <table:table-cell office:value-type="float" office:value="1">
            <text:p>1</text:p>
          </table:table-cell>
          <table:table-cell office:value-type="float" office:value="0.019573384893">
            <text:p>0,0195733849</text:p>
          </table:table-cell>
          <table:table-cell office:value-type="float" office:value="0.0124380320735">
            <text:p>0,0124380321</text:p>
          </table:table-cell>
          <table:table-cell office:value-type="float" office:value="0.0103942703409">
            <text:p>0,0103942703</text:p>
          </table:table-cell>
          <table:table-cell office:value-type="float" office:value="0.00870846704916">
            <text:p>0,008708467</text:p>
          </table:table-cell>
          <table:table-cell office:value-type="float" office:value="0.0136311587035">
            <text:p>0,0136311587</text:p>
          </table:table-cell>
          <table:table-cell office:value-type="float" office:value="0.0111774172751">
            <text:p>0,0111774173</text:p>
          </table:table-cell>
          <table:table-cell table:number-columns-repeated="16"/>
        </table:table-row>
        <table:table-row table:style-name="ro2">
          <table:table-cell office:value-type="string">
            <text:p>источник</text:p>
          </table:table-cell>
          <table:table-cell office:value-type="float" office:value="1">
            <text:p>1</text:p>
          </table:table-cell>
          <table:table-cell office:value-type="float" office:value="0.0193701801095">
            <text:p>0,0193701801</text:p>
          </table:table-cell>
          <table:table-cell office:value-type="float" office:value="0.0133895940887">
            <text:p>0,0133895941</text:p>
          </table:table-cell>
          <table:table-cell office:value-type="float" office:value="0.0113876715804">
            <text:p>0,0113876716</text:p>
          </table:table-cell>
          <table:table-cell office:value-type="float" office:value="0.0090318627419">
            <text:p>0,0090318627</text:p>
          </table:table-cell>
          <table:table-cell office:value-type="float" office:value="0.0176932053017">
            <text:p>0,0176932053</text:p>
          </table:table-cell>
          <table:table-cell office:value-type="float" office:value="0.011211997291">
            <text:p>0,0112119973</text:p>
          </table:table-cell>
          <table:table-cell table:number-columns-repeated="16"/>
        </table:table-row>
        <table:table-row table:style-name="ro1">
          <table:table-cell office:value-type="string">
            <text:p>навред</text:p>
          </table:table-cell>
          <table:table-cell office:value-type="float" office:value="1">
            <text:p>1</text:p>
          </table:table-cell>
          <table:table-cell office:value-type="float" office:value="0.0188245737168">
            <text:p>0,0188245737</text:p>
          </table:table-cell>
          <table:table-cell office:value-type="float" office:value="0.0127122877524">
            <text:p>0,0127122878</text:p>
          </table:table-cell>
          <table:table-cell office:value-type="float" office:value="0.0115982816708">
            <text:p>0,0115982817</text:p>
          </table:table-cell>
          <table:table-cell office:value-type="float" office:value="0.00891132997595">
            <text:p>0,00891133</text:p>
          </table:table-cell>
          <table:table-cell office:value-type="float" office:value="0.0144851754655">
            <text:p>0,0144851755</text:p>
          </table:table-cell>
          <table:table-cell office:value-type="float" office:value="0.0113765248585">
            <text:p>0,0113765249</text:p>
          </table:table-cell>
          <table:table-cell table:number-columns-repeated="16"/>
        </table:table-row>
        <table:table-row table:style-name="ro1">
          <table:table-cell office:value-type="string">
            <text:p>однак</text:p>
          </table:table-cell>
          <table:table-cell office:value-type="float" office:value="1">
            <text:p>1</text:p>
          </table:table-cell>
          <table:table-cell office:value-type="float" office:value="0.0186651398602">
            <text:p>0,0186651399</text:p>
          </table:table-cell>
          <table:table-cell office:value-type="float" office:value="0.0124940302187">
            <text:p>0,0124940302</text:p>
          </table:table-cell>
          <table:table-cell office:value-type="float" office:value="0.0115436406128">
            <text:p>0,0115436406</text:p>
          </table:table-cell>
          <table:table-cell office:value-type="float" office:value="0.00883943108706">
            <text:p>0,0088394311</text:p>
          </table:table-cell>
          <table:table-cell office:value-type="float" office:value="0.0147045222994">
            <text:p>0,0147045223</text:p>
          </table:table-cell>
          <table:table-cell office:value-type="float" office:value="0.0113399483032">
            <text:p>0,0113399483</text:p>
          </table:table-cell>
          <table:table-cell table:number-columns-repeated="16"/>
        </table:table-row>
        <table:table-row table:style-name="ro2">
          <table:table-cell office:value-type="string">
            <text:p>убежищ</text:p>
          </table:table-cell>
          <table:table-cell office:value-type="float" office:value="1">
            <text:p>1</text:p>
          </table:table-cell>
          <table:table-cell office:value-type="float" office:value="0.0182361922825">
            <text:p>0,0182361923</text:p>
          </table:table-cell>
          <table:table-cell office:value-type="float" office:value="0.0139307170662">
            <text:p>0,0139307171</text:p>
          </table:table-cell>
          <table:table-cell office:value-type="float" office:value="0.0106596234123">
            <text:p>0,0106596234</text:p>
          </table:table-cell>
          <table:table-cell office:value-type="float" office:value="0.00953462052828">
            <text:p>0,0095346205</text:p>
          </table:table-cell>
          <table:table-cell office:value-type="float" office:value="0.0133005052834">
            <text:p>0,0133005053</text:p>
          </table:table-cell>
          <table:table-cell office:value-type="float" office:value="0.011634569135">
            <text:p>0,0116345691</text:p>
          </table:table-cell>
          <table:table-cell table:number-columns-repeated="16"/>
        </table:table-row>
        <table:table-row table:style-name="ro1">
          <table:table-cell office:value-type="string">
            <text:p>сноуден</text:p>
          </table:table-cell>
          <table:table-cell office:value-type="float" office:value="1">
            <text:p>1</text:p>
          </table:table-cell>
          <table:table-cell office:value-type="float" office:value="0.0180884011205">
            <text:p>0,0180884011</text:p>
          </table:table-cell>
          <table:table-cell office:value-type="float" office:value="0.0134924132881">
            <text:p>0,0134924133</text:p>
          </table:table-cell>
          <table:table-cell office:value-type="float" office:value="0.0105481968136">
            <text:p>0,0105481968</text:p>
          </table:table-cell>
          <table:table-cell office:value-type="float" office:value="0.00931291100918">
            <text:p>0,009312911</text:p>
          </table:table-cell>
          <table:table-cell office:value-type="float" office:value="0.0266504904463">
            <text:p>0,0266504904</text:p>
          </table:table-cell>
          <table:table-cell office:value-type="float" office:value="0.0216153269436">
            <text:p>0,0216153269</text:p>
          </table:table-cell>
          <table:table-cell table:number-columns-repeated="16"/>
        </table:table-row>
        <table:table-row table:style-name="ro2">
          <table:table-cell office:value-type="string">
            <text:p>расследован</text:p>
          </table:table-cell>
          <table:table-cell office:value-type="float" office:value="1">
            <text:p>1</text:p>
          </table:table-cell>
          <table:table-cell office:value-type="float" office:value="0.017701824542">
            <text:p>0,0177018245</text:p>
          </table:table-cell>
          <table:table-cell office:value-type="float" office:value="0.0132697165082">
            <text:p>0,0132697165</text:p>
          </table:table-cell>
          <table:table-cell office:value-type="float" office:value="0.0103244570234">
            <text:p>0,010324457</text:p>
          </table:table-cell>
          <table:table-cell office:value-type="float" office:value="0.00905290080865">
            <text:p>0,0090529008</text:p>
          </table:table-cell>
          <table:table-cell office:value-type="float" office:value="0.0136311587035">
            <text:p>0,0136311587</text:p>
          </table:table-cell>
          <table:table-cell office:value-type="float" office:value="0.0111774172751">
            <text:p>0,0111774173</text:p>
          </table:table-cell>
          <table:table-cell table:number-columns-repeated="16"/>
        </table:table-row>
        <table:table-row table:style-name="ro1">
          <table:table-cell office:value-type="string">
            <text:p>появ</text:p>
          </table:table-cell>
          <table:table-cell office:value-type="float" office:value="1">
            <text:p>1</text:p>
          </table:table-cell>
          <table:table-cell office:value-type="float" office:value="0.0176937755751">
            <text:p>0,0176937756</text:p>
          </table:table-cell>
          <table:table-cell office:value-type="float" office:value="0.0127628609199">
            <text:p>0,0127628609</text:p>
          </table:table-cell>
          <table:table-cell office:value-type="float" office:value="0.0102258493782">
            <text:p>0,0102258494</text:p>
          </table:table-cell>
          <table:table-cell office:value-type="float" office:value="0.00890296949623">
            <text:p>0,0089029695</text:p>
          </table:table-cell>
          <table:table-cell office:value-type="float" office:value="0.0132156921032">
            <text:p>0,0132156921</text:p>
          </table:table-cell>
          <table:table-cell office:value-type="float" office:value="0.0113151626375">
            <text:p>0,0113151626</text:p>
          </table:table-cell>
          <table:table-cell table:number-columns-repeated="16"/>
        </table:table-row>
        <table:table-row table:style-name="ro1">
          <table:table-cell office:value-type="string">
            <text:p>меркел</text:p>
          </table:table-cell>
          <table:table-cell office:value-type="float" office:value="1">
            <text:p>1</text:p>
          </table:table-cell>
          <table:table-cell office:value-type="float" office:value="0.0176062867976">
            <text:p>0,0176062868</text:p>
          </table:table-cell>
          <table:table-cell office:value-type="float" office:value="0.0142788312369">
            <text:p>0,0142788312</text:p>
          </table:table-cell>
          <table:table-cell office:value-type="float" office:value="0.0105294346435">
            <text:p>0,0105294346</text:p>
          </table:table-cell>
          <table:table-cell office:value-type="float" office:value="0.00954228825788">
            <text:p>0,0095422883</text:p>
          </table:table-cell>
          <table:table-cell office:value-type="float" office:value="0.0143660899473">
            <text:p>0,0143660899</text:p>
          </table:table-cell>
          <table:table-cell office:value-type="float" office:value="0.0113323547672">
            <text:p>0,0113323548</text:p>
          </table:table-cell>
          <table:table-cell table:number-columns-repeated="16"/>
        </table:table-row>
        <table:table-row table:style-name="ro1">
          <table:table-cell office:value-type="string">
            <text:p>выясн</text:p>
          </table:table-cell>
          <table:table-cell office:value-type="float" office:value="1">
            <text:p>1</text:p>
          </table:table-cell>
          <table:table-cell office:value-type="float" office:value="0.017594585145">
            <text:p>0,0175945851</text:p>
          </table:table-cell>
          <table:table-cell office:value-type="float" office:value="0.0128091753507">
            <text:p>0,0128091754</text:p>
          </table:table-cell>
          <table:table-cell office:value-type="float" office:value="0.0101409427877">
            <text:p>0,0101409428</text:p>
          </table:table-cell>
          <table:table-cell office:value-type="float" office:value="0.00885189510085">
            <text:p>0,0088518951</text:p>
          </table:table-cell>
          <table:table-cell office:value-type="float" office:value="0.0135398492791">
            <text:p>0,0135398493</text:p>
          </table:table-cell>
          <table:table-cell office:value-type="float" office:value="0.0111754878966">
            <text:p>0,0111754879</text:p>
          </table:table-cell>
          <table:table-cell table:number-columns-repeated="16"/>
        </table:table-row>
        <table:table-row table:style-name="ro2">
          <table:table-cell office:value-type="string">
            <text:p>могут</text:p>
          </table:table-cell>
          <table:table-cell office:value-type="float" office:value="1">
            <text:p>1</text:p>
          </table:table-cell>
          <table:table-cell office:value-type="float" office:value="0.0175627192048">
            <text:p>0,0175627192</text:p>
          </table:table-cell>
          <table:table-cell office:value-type="float" office:value="0.0139300764294">
            <text:p>0,0139300764</text:p>
          </table:table-cell>
          <table:table-cell office:value-type="float" office:value="0.0215770555016">
            <text:p>0,0215770555</text:p>
          </table:table-cell>
          <table:table-cell office:value-type="float" office:value="0.0175344086818">
            <text:p>0,0175344087</text:p>
          </table:table-cell>
          <table:table-cell office:value-type="float" office:value="0.0144851754655">
            <text:p>0,0144851755</text:p>
          </table:table-cell>
          <table:table-cell office:value-type="float" office:value="0.0113765248585">
            <text:p>0,0113765249</text:p>
          </table:table-cell>
          <table:table-cell table:number-columns-repeated="16"/>
        </table:table-row>
        <table:table-row table:style-name="ro2">
          <table:table-cell office:value-type="string">
            <text:p>существен</text:p>
          </table:table-cell>
          <table:table-cell office:value-type="float" office:value="1">
            <text:p>1</text:p>
          </table:table-cell>
          <table:table-cell office:value-type="float" office:value="0.0173667153632">
            <text:p>0,0173667154</text:p>
          </table:table-cell>
          <table:table-cell office:value-type="float" office:value="0.0135921702759">
            <text:p>0,0135921703</text:p>
          </table:table-cell>
          <table:table-cell office:value-type="float" office:value="0.021351581384">
            <text:p>0,0213515814</text:p>
          </table:table-cell>
          <table:table-cell office:value-type="float" office:value="0.0172325020217">
            <text:p>0,017232502</text:p>
          </table:table-cell>
          <table:table-cell office:value-type="float" office:value="0.0147045222994">
            <text:p>0,0147045223</text:p>
          </table:table-cell>
          <table:table-cell office:value-type="float" office:value="0.0113399483032">
            <text:p>0,0113399483</text:p>
          </table:table-cell>
          <table:table-cell table:number-columns-repeated="16"/>
        </table:table-row>
        <table:table-row table:style-name="ro2">
          <table:table-cell office:value-type="string">
            <text:p>миров</text:p>
          </table:table-cell>
          <table:table-cell office:value-type="float" office:value="1">
            <text:p>1</text:p>
          </table:table-cell>
          <table:table-cell office:value-type="float" office:value="0.0172579704063">
            <text:p>0,0172579704</text:p>
          </table:table-cell>
          <table:table-cell office:value-type="float" office:value="0.0134451235982">
            <text:p>0,0134451236</text:p>
          </table:table-cell>
          <table:table-cell office:value-type="float" office:value="0.0100340200314">
            <text:p>0,01003402</text:p>
          </table:table-cell>
          <table:table-cell office:value-type="float" office:value="0.00920200856057">
            <text:p>0,0092020086</text:p>
          </table:table-cell>
          <table:table-cell office:value-type="float" office:value="0.013066995777">
            <text:p>0,0130669958</text:p>
          </table:table-cell>
          <table:table-cell office:value-type="float" office:value="0.0110979821221">
            <text:p>0,0110979821</text:p>
          </table:table-cell>
          <table:table-cell table:number-columns-repeated="16"/>
        </table:table-row>
        <table:table-row table:style-name="ro1">
          <table:table-cell office:value-type="string">
            <text:p>десят</text:p>
          </table:table-cell>
          <table:table-cell office:value-type="float" office:value="1">
            <text:p>1</text:p>
          </table:table-cell>
          <table:table-cell office:value-type="float" office:value="0.0172374571897">
            <text:p>0,0172374572</text:p>
          </table:table-cell>
          <table:table-cell office:value-type="float" office:value="0.0132395643894">
            <text:p>0,0132395644</text:p>
          </table:table-cell>
          <table:table-cell office:value-type="float" office:value="0.0198002894878">
            <text:p>0,0198002895</text:p>
          </table:table-cell>
          <table:table-cell office:value-type="float" office:value="0.017196550589">
            <text:p>0,0171965506</text:p>
          </table:table-cell>
          <table:table-cell office:value-type="float" office:value="0.0143130479252">
            <text:p>0,0143130479</text:p>
          </table:table-cell>
          <table:table-cell office:value-type="float" office:value="0.010980039028">
            <text:p>0,010980039</text:p>
          </table:table-cell>
          <table:table-cell table:number-columns-repeated="16"/>
        </table:table-row>
        <table:table-row table:style-name="ro2">
          <table:table-cell office:value-type="string">
            <text:p>посл</text:p>
          </table:table-cell>
          <table:table-cell office:value-type="float" office:value="1">
            <text:p>1</text:p>
          </table:table-cell>
          <table:table-cell office:value-type="float" office:value="0.0171746215098">
            <text:p>0,0171746215</text:p>
          </table:table-cell>
          <table:table-cell office:value-type="float" office:value="0.0131016622141">
            <text:p>0,0131016622</text:p>
          </table:table-cell>
          <table:table-cell office:value-type="float" office:value="0.0216416589809">
            <text:p>0,021641659</text:p>
          </table:table-cell>
          <table:table-cell office:value-type="float" office:value="0.0175970006131">
            <text:p>0,0175970006</text:p>
          </table:table-cell>
          <table:table-cell office:value-type="float" office:value="0.0192347823442">
            <text:p>0,0192347823</text:p>
          </table:table-cell>
          <table:table-cell office:value-type="float" office:value="0.0114697590551">
            <text:p>0,0114697591</text:p>
          </table:table-cell>
          <table:table-cell table:number-columns-repeated="16"/>
        </table:table-row>
        <table:table-row table:style-name="ro2">
          <table:table-cell office:value-type="string">
            <text:p>прич</text:p>
          </table:table-cell>
          <table:table-cell office:value-type="float" office:value="1">
            <text:p>1</text:p>
          </table:table-cell>
          <table:table-cell office:value-type="float" office:value="0.0171627775556">
            <text:p>0,0171627776</text:p>
          </table:table-cell>
          <table:table-cell office:value-type="float" office:value="0.0129414050503">
            <text:p>0,0129414051</text:p>
          </table:table-cell>
          <table:table-cell office:value-type="float" office:value="0.0200865210113">
            <text:p>0,020086521</text:p>
          </table:table-cell>
          <table:table-cell office:value-type="float" office:value="0.0171679499036">
            <text:p>0,0171679499</text:p>
          </table:table-cell>
          <table:table-cell office:value-type="float" office:value="0.0182072104069">
            <text:p>0,0182072104</text:p>
          </table:table-cell>
          <table:table-cell office:value-type="float" office:value="0.0110777675675">
            <text:p>0,0110777676</text:p>
          </table:table-cell>
          <table:table-cell table:number-columns-repeated="16"/>
        </table:table-row>
        <table:table-row table:style-name="ro2">
          <table:table-cell office:value-type="string">
            <text:p>росс</text:p>
          </table:table-cell>
          <table:table-cell office:value-type="float" office:value="1">
            <text:p>1</text:p>
          </table:table-cell>
          <table:table-cell office:value-type="float" office:value="0.0169905476563">
            <text:p>0,0169905477</text:p>
          </table:table-cell>
          <table:table-cell office:value-type="float" office:value="0.0146626301648">
            <text:p>0,0146626302</text:p>
          </table:table-cell>
          <table:table-cell office:value-type="float" office:value="0.0202592237681">
            <text:p>0,0202592238</text:p>
          </table:table-cell>
          <table:table-cell office:value-type="float" office:value="0.0184216786628">
            <text:p>0,0184216787</text:p>
          </table:table-cell>
          <table:table-cell office:value-type="float" office:value="0.0133005052834">
            <text:p>0,0133005053</text:p>
          </table:table-cell>
          <table:table-cell office:value-type="float" office:value="0.011634569135">
            <text:p>0,0116345691</text:p>
          </table:table-cell>
          <table:table-cell table:number-columns-repeated="16"/>
        </table:table-row>
        <table:table-row table:style-name="ro1">
          <table:table-cell office:value-type="string">
            <text:p>эдвард</text:p>
          </table:table-cell>
          <table:table-cell office:value-type="float" office:value="1">
            <text:p>1</text:p>
          </table:table-cell>
          <table:table-cell office:value-type="float" office:value="0.0168440129132">
            <text:p>0,0168440129</text:p>
          </table:table-cell>
          <table:table-cell office:value-type="float" office:value="0.0139426455076">
            <text:p>0,0139426455</text:p>
          </table:table-cell>
          <table:table-cell office:value-type="float" office:value="0.0200019215621">
            <text:p>0,0200019216</text:p>
          </table:table-cell>
          <table:table-cell office:value-type="float" office:value="0.0177966244499">
            <text:p>0,0177966244</text:p>
          </table:table-cell>
          <table:table-cell office:value-type="float" office:value="0.0132156921032">
            <text:p>0,0132156921</text:p>
          </table:table-cell>
          <table:table-cell office:value-type="float" office:value="0.0113151626375">
            <text:p>0,0113151626</text:p>
          </table:table-cell>
          <table:table-cell table:number-columns-repeated="16"/>
        </table:table-row>
        <table:table-row table:style-name="ro2">
          <table:table-cell office:value-type="string">
            <text:p>прилетел</text:p>
          </table:table-cell>
          <table:table-cell office:value-type="float" office:value="1">
            <text:p>1</text:p>
          </table:table-cell>
          <table:table-cell office:value-type="float" office:value="0.0167684579115">
            <text:p>0,0167684579</text:p>
          </table:table-cell>
          <table:table-cell office:value-type="float" office:value="0.01614360465">
            <text:p>0,0161436047</text:p>
          </table:table-cell>
          <table:table-cell office:value-type="float" office:value="0.0104487550066">
            <text:p>0,010448755</text:p>
          </table:table-cell>
          <table:table-cell office:value-type="float" office:value="0.0101419864325">
            <text:p>0,0101419864</text:p>
          </table:table-cell>
          <table:table-cell office:value-type="float" office:value="0.0183068635732">
            <text:p>0,0183068636</text:p>
          </table:table-cell>
          <table:table-cell office:value-type="float" office:value="0.0147722200795">
            <text:p>0,0147722201</text:p>
          </table:table-cell>
          <table:table-cell table:number-columns-repeated="16"/>
        </table:table-row>
        <table:table-row table:style-name="ro2">
          <table:table-cell office:value-type="string">
            <text:p>пресс</text:p>
          </table:table-cell>
          <table:table-cell office:value-type="float" office:value="1">
            <text:p>1</text:p>
          </table:table-cell>
          <table:table-cell office:value-type="float" office:value="0.0164068218194">
            <text:p>0,0164068218</text:p>
          </table:table-cell>
          <table:table-cell office:value-type="float" office:value="0.0133982202626">
            <text:p>0,0133982203</text:p>
          </table:table-cell>
          <table:table-cell office:value-type="float" office:value="0.0196795741267">
            <text:p>0,0196795741</text:p>
          </table:table-cell>
          <table:table-cell office:value-type="float" office:value="0.017386682937">
            <text:p>0,0173866829</text:p>
          </table:table-cell>
          <table:table-cell office:value-type="float" office:value="0.0132156921032">
            <text:p>0,0132156921</text:p>
          </table:table-cell>
          <table:table-cell office:value-type="float" office:value="0.0113151626375">
            <text:p>0,0113151626</text:p>
          </table:table-cell>
          <table:table-cell table:number-columns-repeated="16"/>
        </table:table-row>
        <table:table-row table:style-name="ro1">
          <table:table-cell office:value-type="string">
            <text:p>сво</text:p>
          </table:table-cell>
          <table:table-cell office:value-type="float" office:value="1">
            <text:p>1</text:p>
          </table:table-cell>
          <table:table-cell office:value-type="float" office:value="0.016136775075">
            <text:p>0,0161367751</text:p>
          </table:table-cell>
          <table:table-cell office:value-type="float" office:value="0.0137120312392">
            <text:p>0,0137120312</text:p>
          </table:table-cell>
          <table:table-cell office:value-type="float" office:value="0.0196677211841">
            <text:p>0,0196677212</text:p>
          </table:table-cell>
          <table:table-cell office:value-type="float" office:value="0.0177599083152">
            <text:p>0,0177599083</text:p>
          </table:table-cell>
          <table:table-cell office:value-type="float" office:value="0.0136311587035">
            <text:p>0,0136311587</text:p>
          </table:table-cell>
          <table:table-cell office:value-type="float" office:value="0.0111774172751">
            <text:p>0,0111774173</text:p>
          </table:table-cell>
          <table:table-cell table:number-columns-repeated="16"/>
        </table:table-row>
        <table:table-row table:style-name="ro1">
          <table:table-cell office:value-type="string">
            <text:p>эт</text:p>
          </table:table-cell>
          <table:table-cell office:value-type="float" office:value="1">
            <text:p>1</text:p>
          </table:table-cell>
          <table:table-cell office:value-type="float" office:value="0.0160766559896">
            <text:p>0,016076656</text:p>
          </table:table-cell>
          <table:table-cell office:value-type="float" office:value="0.0143452662886">
            <text:p>0,0143452663</text:p>
          </table:table-cell>
          <table:table-cell office:value-type="float" office:value="0.0199508727217">
            <text:p>0,0199508727</text:p>
          </table:table-cell>
          <table:table-cell office:value-type="float" office:value="0.0184470634362">
            <text:p>0,0184470634</text:p>
          </table:table-cell>
          <table:table-cell office:value-type="float" office:value="0.0265088681518">
            <text:p>0,0265088682</text:p>
          </table:table-cell>
          <table:table-cell office:value-type="float" office:value="0.0220056217256">
            <text:p>0,0220056217</text:p>
          </table:table-cell>
          <table:table-cell table:number-columns-repeated="16"/>
        </table:table-row>
        <table:table-row table:style-name="ro2">
          <table:table-cell office:value-type="string">
            <text:p>лидер</text:p>
          </table:table-cell>
          <table:table-cell office:value-type="float" office:value="1">
            <text:p>1</text:p>
          </table:table-cell>
          <table:table-cell office:value-type="float" office:value="0.0159488902988">
            <text:p>0,0159488903</text:p>
          </table:table-cell>
          <table:table-cell office:value-type="float" office:value="0.0139540263925">
            <text:p>0,0139540264</text:p>
          </table:table-cell>
          <table:table-cell office:value-type="float" office:value="0.0191130845222">
            <text:p>0,0191130845</text:p>
          </table:table-cell>
          <table:table-cell office:value-type="float" office:value="0.0178558135612">
            <text:p>0,0178558136</text:p>
          </table:table-cell>
          <table:table-cell office:value-type="float" office:value="0.013066995777">
            <text:p>0,0130669958</text:p>
          </table:table-cell>
          <table:table-cell office:value-type="float" office:value="0.0110979821221">
            <text:p>0,0110979821</text:p>
          </table:table-cell>
          <table:table-cell table:number-columns-repeated="16"/>
        </table:table-row>
        <table:table-row table:style-name="ro1">
          <table:table-cell office:value-type="string">
            <text:p>благодар</text:p>
          </table:table-cell>
          <table:table-cell office:value-type="float" office:value="1">
            <text:p>1</text:p>
          </table:table-cell>
          <table:table-cell office:value-type="float" office:value="0.0158828890957">
            <text:p>0,0158828891</text:p>
          </table:table-cell>
          <table:table-cell office:value-type="float" office:value="0.0134572359384">
            <text:p>0,0134572359</text:p>
          </table:table-cell>
          <table:table-cell office:value-type="float" office:value="0.0102164973396">
            <text:p>0,0102164973</text:p>
          </table:table-cell>
          <table:table-cell office:value-type="float" office:value="0.00924648603179">
            <text:p>0,009246486</text:p>
          </table:table-cell>
          <table:table-cell office:value-type="float" office:value="0.0132156921032">
            <text:p>0,0132156921</text:p>
          </table:table-cell>
          <table:table-cell office:value-type="float" office:value="0.0113151626375">
            <text:p>0,0113151626</text:p>
          </table:table-cell>
          <table:table-cell table:number-columns-repeated="16"/>
        </table:table-row>
        <table:table-row table:style-name="ro2">
          <table:table-cell office:value-type="string">
            <text:p>сведен</text:p>
          </table:table-cell>
          <table:table-cell office:value-type="float" office:value="1">
            <text:p>1</text:p>
          </table:table-cell>
          <table:table-cell office:value-type="float" office:value="0.0158070342705">
            <text:p>0,0158070343</text:p>
          </table:table-cell>
          <table:table-cell office:value-type="float" office:value="0.0146198613315">
            <text:p>0,0146198613</text:p>
          </table:table-cell>
          <table:table-cell office:value-type="float" office:value="0.0203630165584">
            <text:p>0,0203630166</text:p>
          </table:table-cell>
          <table:table-cell office:value-type="float" office:value="0.0182268433666">
            <text:p>0,0182268434</text:p>
          </table:table-cell>
          <table:table-cell office:value-type="float" office:value="0.0144851754655">
            <text:p>0,0144851755</text:p>
          </table:table-cell>
          <table:table-cell office:value-type="float" office:value="0.0113765248585">
            <text:p>0,0113765249</text:p>
          </table:table-cell>
          <table:table-cell table:number-columns-repeated="16"/>
        </table:table-row>
        <table:table-row table:style-name="ro1">
          <table:table-cell office:value-type="string">
            <text:p>больш</text:p>
          </table:table-cell>
          <table:table-cell office:value-type="float" office:value="1">
            <text:p>1</text:p>
          </table:table-cell>
          <table:table-cell office:value-type="float" office:value="0.0156639625601">
            <text:p>0,0156639626</text:p>
          </table:table-cell>
          <table:table-cell office:value-type="float" office:value="0.0148178326918">
            <text:p>0,0148178327</text:p>
          </table:table-cell>
          <table:table-cell office:value-type="float" office:value="0.0199838430833">
            <text:p>0,0199838431</text:p>
          </table:table-cell>
          <table:table-cell office:value-type="float" office:value="0.0184908227952">
            <text:p>0,0184908228</text:p>
          </table:table-cell>
          <table:table-cell office:value-type="float" office:value="0.0133005052834">
            <text:p>0,0133005053</text:p>
          </table:table-cell>
          <table:table-cell office:value-type="float" office:value="0.011634569135">
            <text:p>0,0116345691</text:p>
          </table:table-cell>
          <table:table-cell table:number-columns-repeated="16"/>
        </table:table-row>
        <table:table-row table:style-name="ro1">
          <table:table-cell office:value-type="string">
            <text:p>котор</text:p>
          </table:table-cell>
          <table:table-cell office:value-type="float" office:value="1">
            <text:p>1</text:p>
          </table:table-cell>
          <table:table-cell office:value-type="float" office:value="0.0156048729063">
            <text:p>0,0156048729</text:p>
          </table:table-cell>
          <table:table-cell office:value-type="float" office:value="0.0136990090819">
            <text:p>0,0136990091</text:p>
          </table:table-cell>
          <table:table-cell office:value-type="float" office:value="0.0107415464219">
            <text:p>0,0107415464</text:p>
          </table:table-cell>
          <table:table-cell office:value-type="float" office:value="0.0093858512969">
            <text:p>0,0093858513</text:p>
          </table:table-cell>
          <table:table-cell office:value-type="float" office:value="0.0144851754655">
            <text:p>0,0144851755</text:p>
          </table:table-cell>
          <table:table-cell office:value-type="float" office:value="0.0113765248585">
            <text:p>0,0113765249</text:p>
          </table:table-cell>
          <table:table-cell table:number-columns-repeated="16"/>
        </table:table-row>
        <table:table-row table:style-name="ro2">
          <table:table-cell office:value-type="string">
            <text:p>проч</text:p>
          </table:table-cell>
          <table:table-cell office:value-type="float" office:value="1">
            <text:p>1</text:p>
          </table:table-cell>
          <table:table-cell office:value-type="float" office:value="0.0155899727109">
            <text:p>0,0155899727</text:p>
          </table:table-cell>
          <table:table-cell office:value-type="float" office:value="0.0129516021244">
            <text:p>0,0129516021</text:p>
          </table:table-cell>
          <table:table-cell office:value-type="float" office:value="0.0192948032204">
            <text:p>0,0192948032</text:p>
          </table:table-cell>
          <table:table-cell office:value-type="float" office:value="0.0171587117931">
            <text:p>0,0171587118</text:p>
          </table:table-cell>
          <table:table-cell office:value-type="float" office:value="0.0135398492791">
            <text:p>0,0135398493</text:p>
          </table:table-cell>
          <table:table-cell office:value-type="float" office:value="0.0111754878966">
            <text:p>0,0111754879</text:p>
          </table:table-cell>
          <table:table-cell table:number-columns-repeated="16"/>
        </table:table-row>
        <table:table-row table:style-name="ro2">
          <table:table-cell office:value-type="string">
            <text:p>материал</text:p>
          </table:table-cell>
          <table:table-cell office:value-type="float" office:value="1">
            <text:p>1</text:p>
          </table:table-cell>
          <table:table-cell office:value-type="float" office:value="0.015561036736">
            <text:p>0,0155610367</text:p>
          </table:table-cell>
          <table:table-cell office:value-type="float" office:value="0.0137984512544">
            <text:p>0,0137984513</text:p>
          </table:table-cell>
          <table:table-cell office:value-type="float" office:value="0.0198596257252">
            <text:p>0,0198596257</text:p>
          </table:table-cell>
          <table:table-cell office:value-type="float" office:value="0.0175407279893">
            <text:p>0,017540728</text:p>
          </table:table-cell>
          <table:table-cell office:value-type="float" office:value="0.0147045222994">
            <text:p>0,0147045223</text:p>
          </table:table-cell>
          <table:table-cell office:value-type="float" office:value="0.0113399483032">
            <text:p>0,0113399483</text:p>
          </table:table-cell>
          <table:table-cell table:number-columns-repeated="16"/>
        </table:table-row>
        <table:table-row table:style-name="ro1">
          <table:table-cell office:value-type="string">
            <text:p>пообеща</text:p>
          </table:table-cell>
          <table:table-cell office:value-type="float" office:value="1">
            <text:p>1</text:p>
          </table:table-cell>
          <table:table-cell office:value-type="float" office:value="0.0154640733143">
            <text:p>0,0154640733</text:p>
          </table:table-cell>
          <table:table-cell office:value-type="float" office:value="0.0142096369036">
            <text:p>0,0142096369</text:p>
          </table:table-cell>
          <table:table-cell office:value-type="float" office:value="0.0103623729468">
            <text:p>0,0103623729</text:p>
          </table:table-cell>
          <table:table-cell office:value-type="float" office:value="0.00964983072553">
            <text:p>0,0096498307</text:p>
          </table:table-cell>
          <table:table-cell office:value-type="float" office:value="0.0133005052834">
            <text:p>0,0133005053</text:p>
          </table:table-cell>
          <table:table-cell office:value-type="float" office:value="0.011634569135">
            <text:p>0,0116345691</text:p>
          </table:table-cell>
          <table:table-cell table:number-columns-repeated="16"/>
        </table:table-row>
        <table:table-row table:style-name="ro2">
          <table:table-cell office:value-type="string">
            <text:p>повод</text:p>
          </table:table-cell>
          <table:table-cell office:value-type="float" office:value="1">
            <text:p>1</text:p>
          </table:table-cell>
          <table:table-cell office:value-type="float" office:value="0.0154492752435">
            <text:p>0,0154492752</text:p>
          </table:table-cell>
          <table:table-cell office:value-type="float" office:value="0.014535354081">
            <text:p>0,0145353541</text:p>
          </table:table-cell>
          <table:table-cell office:value-type="float" office:value="0.0101842106692">
            <text:p>0,0101842107</text:p>
          </table:table-cell>
          <table:table-cell office:value-type="float" office:value="0.00966754776936">
            <text:p>0,0096675478</text:p>
          </table:table-cell>
          <table:table-cell office:value-type="float" office:value="0.0130718008727">
            <text:p>0,0130718009</text:p>
          </table:table-cell>
          <table:table-cell office:value-type="float" office:value="0.0116022896266">
            <text:p>0,0116022896</text:p>
          </table:table-cell>
          <table:table-cell table:number-columns-repeated="16"/>
        </table:table-row>
        <table:table-row table:style-name="ro1">
          <table:table-cell office:value-type="string">
            <text:p>провест</text:p>
          </table:table-cell>
          <table:table-cell office:value-type="float" office:value="1">
            <text:p>1</text:p>
          </table:table-cell>
          <table:table-cell office:value-type="float" office:value="0.0153656778062">
            <text:p>0,0153656778</text:p>
          </table:table-cell>
          <table:table-cell office:value-type="float" office:value="0.0141122607594">
            <text:p>0,0141122608</text:p>
          </table:table-cell>
          <table:table-cell office:value-type="float" office:value="0.0101060367517">
            <text:p>0,0101060368</text:p>
          </table:table-cell>
          <table:table-cell office:value-type="float" office:value="0.00946978009756">
            <text:p>0,0094697801</text:p>
          </table:table-cell>
          <table:table-cell office:value-type="float" office:value="0.025773936908">
            <text:p>0,0257739369</text:p>
          </table:table-cell>
          <table:table-cell office:value-type="float" office:value="0.0218506842335">
            <text:p>0,0218506842</text:p>
          </table:table-cell>
          <table:table-cell table:number-columns-repeated="16"/>
        </table:table-row>
        <table:table-row table:style-name="ro1">
          <table:table-cell office:value-type="string">
            <text:p>бол</text:p>
          </table:table-cell>
          <table:table-cell office:value-type="float" office:value="1">
            <text:p>1</text:p>
          </table:table-cell>
          <table:table-cell office:value-type="float" office:value="0.0153110620424">
            <text:p>0,015311062</text:p>
          </table:table-cell>
          <table:table-cell office:value-type="float" office:value="0.0129111666699">
            <text:p>0,0129111667</text:p>
          </table:table-cell>
          <table:table-cell office:value-type="float" office:value="0.00996130474808">
            <text:p>0,0099613047</text:p>
          </table:table-cell>
          <table:table-cell office:value-type="float" office:value="0.00905694704338">
            <text:p>0,009056947</text:p>
          </table:table-cell>
          <table:table-cell office:value-type="float" office:value="0.0143130479252">
            <text:p>0,0143130479</text:p>
          </table:table-cell>
          <table:table-cell office:value-type="float" office:value="0.010980039028">
            <text:p>0,010980039</text:p>
          </table:table-cell>
          <table:table-cell table:number-columns-repeated="16"/>
        </table:table-row>
        <table:table-row table:style-name="ro2">
          <table:table-cell office:value-type="string">
            <text:p>част</text:p>
          </table:table-cell>
          <table:table-cell office:value-type="float" office:value="1">
            <text:p>1</text:p>
          </table:table-cell>
          <table:table-cell office:value-type="float" office:value="0.0152465322653">
            <text:p>0,0152465323</text:p>
          </table:table-cell>
          <table:table-cell office:value-type="float" office:value="0.0130344982815">
            <text:p>0,0130344983</text:p>
          </table:table-cell>
          <table:table-cell office:value-type="float" office:value="0.0105707133623">
            <text:p>0,0105707134</text:p>
          </table:table-cell>
          <table:table-cell office:value-type="float" office:value="0.0091558435257">
            <text:p>0,0091558435</text:p>
          </table:table-cell>
          <table:table-cell office:value-type="float" office:value="0.0147045222994">
            <text:p>0,0147045223</text:p>
          </table:table-cell>
          <table:table-cell office:value-type="float" office:value="0.0113399483032">
            <text:p>0,0113399483</text:p>
          </table:table-cell>
          <table:table-cell table:number-columns-repeated="16"/>
        </table:table-row>
        <table:table-row table:style-name="ro2">
          <table:table-cell office:value-type="string">
            <text:p>сред</text:p>
          </table:table-cell>
          <table:table-cell office:value-type="float" office:value="1">
            <text:p>1</text:p>
          </table:table-cell>
          <table:table-cell office:value-type="float" office:value="0.0151619183232">
            <text:p>0,0151619183</text:p>
          </table:table-cell>
          <table:table-cell office:value-type="float" office:value="0.0134940229741">
            <text:p>0,013494023</text:p>
          </table:table-cell>
          <table:table-cell office:value-type="float" office:value="0.00991663302378">
            <text:p>0,009916633</text:p>
          </table:table-cell>
          <table:table-cell office:value-type="float" office:value="0.0090695892833">
            <text:p>0,0090695893</text:p>
          </table:table-cell>
          <table:table-cell office:value-type="float" office:value="0.0135398492791">
            <text:p>0,0135398493</text:p>
          </table:table-cell>
          <table:table-cell office:value-type="float" office:value="0.0111754878966">
            <text:p>0,0111754879</text:p>
          </table:table-cell>
          <table:table-cell table:number-columns-repeated="16"/>
        </table:table-row>
        <table:table-row table:style-name="ro1">
          <table:table-cell office:value-type="string">
            <text:p>немецк</text:p>
          </table:table-cell>
          <table:table-cell office:value-type="float" office:value="1">
            <text:p>1</text:p>
          </table:table-cell>
          <table:table-cell office:value-type="float" office:value="0.0150802632848">
            <text:p>0,0150802633</text:p>
          </table:table-cell>
          <table:table-cell office:value-type="float" office:value="0.0145300543123">
            <text:p>0,0145300543</text:p>
          </table:table-cell>
          <table:table-cell office:value-type="float" office:value="0.0194866927561">
            <text:p>0,0194866928</text:p>
          </table:table-cell>
          <table:table-cell office:value-type="float" office:value="0.0185518490518">
            <text:p>0,0185518491</text:p>
          </table:table-cell>
          <table:table-cell office:value-type="float" office:value="0.0130718008727">
            <text:p>0,0130718009</text:p>
          </table:table-cell>
          <table:table-cell office:value-type="float" office:value="0.0116022896266">
            <text:p>0,0116022896</text:p>
          </table:table-cell>
          <table:table-cell table:number-columns-repeated="16"/>
        </table:table-row>
        <table:table-row table:style-name="ro1">
          <table:table-cell office:value-type="string">
            <text:p>намер</text:p>
          </table:table-cell>
          <table:table-cell office:value-type="float" office:value="1">
            <text:p>1</text:p>
          </table:table-cell>
          <table:table-cell office:value-type="float" office:value="0.015075328181">
            <text:p>0,0150753282</text:p>
          </table:table-cell>
          <table:table-cell office:value-type="float" office:value="0.0143618737696">
            <text:p>0,0143618738</text:p>
          </table:table-cell>
          <table:table-cell office:value-type="float" office:value="0.0194085188386">
            <text:p>0,0194085188</text:p>
          </table:table-cell>
          <table:table-cell office:value-type="float" office:value="0.01835408138">
            <text:p>0,0183540814</text:p>
          </table:table-cell>
          <table:table-cell office:value-type="float" office:value="0.0130718008727">
            <text:p>0,0130718009</text:p>
          </table:table-cell>
          <table:table-cell office:value-type="float" office:value="0.0116022896266">
            <text:p>0,0116022896</text:p>
          </table:table-cell>
          <table:table-cell table:number-columns-repeated="16"/>
        </table:table-row>
        <table:table-row table:style-name="ro2">
          <table:table-cell office:value-type="string">
            <text:p>мир</text:p>
          </table:table-cell>
          <table:table-cell office:value-type="float" office:value="1">
            <text:p>1</text:p>
          </table:table-cell>
          <table:table-cell office:value-type="float" office:value="0.0150740814943">
            <text:p>0,0150740815</text:p>
          </table:table-cell>
          <table:table-cell office:value-type="float" office:value="0.0144842905086">
            <text:p>0,0144842905</text:p>
          </table:table-cell>
          <table:table-cell office:value-type="float" office:value="0.00993505621985">
            <text:p>0,0099350562</text:p>
          </table:table-cell>
          <table:table-cell office:value-type="float" office:value="0.00962208184434">
            <text:p>0,0096220818</text:p>
          </table:table-cell>
          <table:table-cell office:value-type="float" office:value="0.0149022160208">
            <text:p>0,014902216</text:p>
          </table:table-cell>
          <table:table-cell office:value-type="float" office:value="0.0118228192532">
            <text:p>0,0118228193</text:p>
          </table:table-cell>
          <table:table-cell table:number-columns-repeated="16"/>
        </table:table-row>
        <table:table-row table:style-name="ro2">
          <table:table-cell office:value-type="string">
            <text:p>парламент</text:p>
          </table:table-cell>
          <table:table-cell office:value-type="float" office:value="1">
            <text:p>1</text:p>
          </table:table-cell>
          <table:table-cell office:value-type="float" office:value="0.0149557894675">
            <text:p>0,0149557895</text:p>
          </table:table-cell>
          <table:table-cell office:value-type="float" office:value="0.0144673705419">
            <text:p>0,0144673705</text:p>
          </table:table-cell>
          <table:table-cell office:value-type="float" office:value="0.0100652546779">
            <text:p>0,0100652547</text:p>
          </table:table-cell>
          <table:table-cell office:value-type="float" office:value="0.00964707387353">
            <text:p>0,0096470739</text:p>
          </table:table-cell>
          <table:table-cell office:value-type="float" office:value="0.0130718008727">
            <text:p>0,0130718009</text:p>
          </table:table-cell>
          <table:table-cell office:value-type="float" office:value="0.0116022896266">
            <text:p>0,0116022896</text:p>
          </table:table-cell>
          <table:table-cell table:number-columns-repeated="16"/>
        </table:table-row>
        <table:table-row table:style-name="ro1">
          <table:table-cell office:value-type="string">
            <text:p>значительн</text:p>
          </table:table-cell>
          <table:table-cell office:value-type="float" office:value="1">
            <text:p>1</text:p>
          </table:table-cell>
          <table:table-cell office:value-type="float" office:value="0.01494018612">
            <text:p>0,0149401861</text:p>
          </table:table-cell>
          <table:table-cell office:value-type="float" office:value="0.0138904024717">
            <text:p>0,0138904025</text:p>
          </table:table-cell>
          <table:table-cell office:value-type="float" office:value="0.00984183708186">
            <text:p>0,0098418371</text:p>
          </table:table-cell>
          <table:table-cell office:value-type="float" office:value="0.00941657759163">
            <text:p>0,0094165776</text:p>
          </table:table-cell>
          <table:table-cell office:value-type="float" office:value="0.0254858035997">
            <text:p>0,0254858036</text:p>
          </table:table-cell>
          <table:table-cell office:value-type="float" office:value="0.0214750545005">
            <text:p>0,0214750545</text:p>
          </table:table-cell>
          <table:table-cell table:number-columns-repeated="16"/>
        </table:table-row>
        <table:table-row table:style-name="ro1">
          <table:table-cell office:value-type="string">
            <text:p>разглаша</text:p>
          </table:table-cell>
          <table:table-cell office:value-type="float" office:value="1">
            <text:p>1</text:p>
          </table:table-cell>
          <table:table-cell office:value-type="float" office:value="0.0148993190312">
            <text:p>0,014899319</text:p>
          </table:table-cell>
          <table:table-cell office:value-type="float" office:value="0.0141293128625">
            <text:p>0,0141293129</text:p>
          </table:table-cell>
          <table:table-cell office:value-type="float" office:value="0.0103842427276">
            <text:p>0,0103842427</text:p>
          </table:table-cell>
          <table:table-cell office:value-type="float" office:value="0.00960376466073">
            <text:p>0,0096037647</text:p>
          </table:table-cell>
          <table:table-cell office:value-type="float" office:value="0.0268566580808">
            <text:p>0,0268566581</text:p>
          </table:table-cell>
          <table:table-cell office:value-type="float" office:value="0.0220820713254">
            <text:p>0,0220820713</text:p>
          </table:table-cell>
          <table:table-cell table:number-columns-repeated="16"/>
        </table:table-row>
        <table:table-row table:style-name="ro2">
          <table:table-cell office:value-type="string">
            <text:p>резонанс</text:p>
          </table:table-cell>
          <table:table-cell office:value-type="float" office:value="1">
            <text:p>1</text:p>
          </table:table-cell>
          <table:table-cell office:value-type="float" office:value="0.0148824169488">
            <text:p>0,0148824169</text:p>
          </table:table-cell>
          <table:table-cell office:value-type="float" office:value="0.0142954380509">
            <text:p>0,0142954381</text:p>
          </table:table-cell>
          <table:table-cell office:value-type="float" office:value="0.0188290508634">
            <text:p>0,0188290509</text:p>
          </table:table-cell>
          <table:table-cell office:value-type="float" office:value="0.0180697762746">
            <text:p>0,0180697763</text:p>
          </table:table-cell>
          <table:table-cell office:value-type="float" office:value="0.0133478304908">
            <text:p>0,0133478305</text:p>
          </table:table-cell>
          <table:table-cell office:value-type="float" office:value="0.0113060950465">
            <text:p>0,011306095</text:p>
          </table:table-cell>
          <table:table-cell table:number-columns-repeated="16"/>
        </table:table-row>
        <table:table-row table:style-name="ro2">
          <table:table-cell office:value-type="string">
            <text:p>журналист</text:p>
          </table:table-cell>
          <table:table-cell office:value-type="float" office:value="1">
            <text:p>1</text:p>
          </table:table-cell>
          <table:table-cell office:value-type="float" office:value="0.0147470147679">
            <text:p>0,0147470148</text:p>
          </table:table-cell>
          <table:table-cell office:value-type="float" office:value="0.0132213437666">
            <text:p>0,0132213438</text:p>
          </table:table-cell>
          <table:table-cell office:value-type="float" office:value="0.00986832723537">
            <text:p>0,0098683272</text:p>
          </table:table-cell>
          <table:table-cell office:value-type="float" office:value="0.00927358808983">
            <text:p>0,0092735881</text:p>
          </table:table-cell>
          <table:table-cell office:value-type="float" office:value="0.0142552670466">
            <text:p>0,014255267</text:p>
          </table:table-cell>
          <table:table-cell office:value-type="float" office:value="0.0114438995327">
            <text:p>0,0114438995</text:p>
          </table:table-cell>
          <table:table-cell table:number-columns-repeated="16"/>
        </table:table-row>
        <table:table-row table:style-name="ro2">
          <table:table-cell office:value-type="string">
            <text:p>видим</text:p>
          </table:table-cell>
          <table:table-cell office:value-type="float" office:value="1">
            <text:p>1</text:p>
          </table:table-cell>
          <table:table-cell office:value-type="float" office:value="0.014737742472">
            <text:p>0,0147377425</text:p>
          </table:table-cell>
          <table:table-cell office:value-type="float" office:value="0.0128449777126">
            <text:p>0,0128449777</text:p>
          </table:table-cell>
          <table:table-cell office:value-type="float" office:value="0.010051684954">
            <text:p>0,010051685</text:p>
          </table:table-cell>
          <table:table-cell office:value-type="float" office:value="0.00914765705462">
            <text:p>0,0091476571</text:p>
          </table:table-cell>
          <table:table-cell office:value-type="float" office:value="0.0280307666778">
            <text:p>0,0280307667</text:p>
          </table:table-cell>
          <table:table-cell office:value-type="float" office:value="0.0218548251678">
            <text:p>0,0218548252</text:p>
          </table:table-cell>
          <table:table-cell table:number-columns-repeated="16"/>
        </table:table-row>
        <table:table-row table:style-name="ro1">
          <table:table-cell office:value-type="string">
            <text:p>влиятельн</text:p>
          </table:table-cell>
          <table:table-cell office:value-type="float" office:value="1">
            <text:p>1</text:p>
          </table:table-cell>
          <table:table-cell office:value-type="float" office:value="0.0146665130622">
            <text:p>0,0146665131</text:p>
          </table:table-cell>
          <table:table-cell office:value-type="float" office:value="0.0141627550601">
            <text:p>0,0141627551</text:p>
          </table:table-cell>
          <table:table-cell office:value-type="float" office:value="0.00988712783401">
            <text:p>0,0098871278</text:p>
          </table:table-cell>
          <table:table-cell office:value-type="float" office:value="0.00955799626811">
            <text:p>0,0095579963</text:p>
          </table:table-cell>
          <table:table-cell office:value-type="float" office:value="0.0142552670466">
            <text:p>0,014255267</text:p>
          </table:table-cell>
          <table:table-cell office:value-type="float" office:value="0.0114438995327">
            <text:p>0,0114438995</text:p>
          </table:table-cell>
          <table:table-cell table:number-columns-repeated="16"/>
        </table:table-row>
        <table:table-row table:style-name="ro1">
          <table:table-cell office:value-type="string">
            <text:p>вызва</text:p>
          </table:table-cell>
          <table:table-cell office:value-type="float" office:value="1">
            <text:p>1</text:p>
          </table:table-cell>
          <table:table-cell office:value-type="float" office:value="0.0146387973728">
            <text:p>0,0146387974</text:p>
          </table:table-cell>
          <table:table-cell office:value-type="float" office:value="0.0140991445733">
            <text:p>0,0140991446</text:p>
          </table:table-cell>
          <table:table-cell office:value-type="float" office:value="0.0187047906461">
            <text:p>0,0187047906</text:p>
          </table:table-cell>
          <table:table-cell office:value-type="float" office:value="0.0178561933672">
            <text:p>0,0178561934</text:p>
          </table:table-cell>
          <table:table-cell office:value-type="float" office:value="0.0133478304908">
            <text:p>0,0133478305</text:p>
          </table:table-cell>
          <table:table-cell office:value-type="float" office:value="0.0113060950465">
            <text:p>0,011306095</text:p>
          </table:table-cell>
          <table:table-cell table:number-columns-repeated="16"/>
        </table:table-row>
        <table:table-row table:style-name="ro1">
          <table:table-cell office:value-type="string">
            <text:p>сми</text:p>
          </table:table-cell>
          <table:table-cell office:value-type="float" office:value="1">
            <text:p>1</text:p>
          </table:table-cell>
          <table:table-cell office:value-type="float" office:value="0.0146253246505">
            <text:p>0,0146253247</text:p>
          </table:table-cell>
          <table:table-cell office:value-type="float" office:value="0.0127291409302">
            <text:p>0,0127291409</text:p>
          </table:table-cell>
          <table:table-cell office:value-type="float" office:value="0.0197093384321">
            <text:p>0,0197093384</text:p>
          </table:table-cell>
          <table:table-cell office:value-type="float" office:value="0.0171502471659">
            <text:p>0,0171502472</text:p>
          </table:table-cell>
          <table:table-cell office:value-type="float" office:value="0.0174479791621">
            <text:p>0,0174479792</text:p>
          </table:table-cell>
          <table:table-cell office:value-type="float" office:value="0.0110217779358">
            <text:p>0,0110217779</text:p>
          </table:table-cell>
          <table:table-cell table:number-columns-repeated="16"/>
        </table:table-row>
        <table:table-row table:style-name="ro1">
          <table:table-cell office:value-type="string">
            <text:p>нескольк</text:p>
          </table:table-cell>
          <table:table-cell office:value-type="float" office:value="1">
            <text:p>1</text:p>
          </table:table-cell>
          <table:table-cell office:value-type="float" office:value="0.0146017783643">
            <text:p>0,0146017784</text:p>
          </table:table-cell>
          <table:table-cell office:value-type="float" office:value="0.0137933770228">
            <text:p>0,013793377</text:p>
          </table:table-cell>
          <table:table-cell office:value-type="float" office:value="0.0189926824783">
            <text:p>0,0189926825</text:p>
          </table:table-cell>
          <table:table-cell office:value-type="float" office:value="0.0180688117669">
            <text:p>0,0180688118</text:p>
          </table:table-cell>
          <table:table-cell office:value-type="float" office:value="0.0142552670466">
            <text:p>0,014255267</text:p>
          </table:table-cell>
          <table:table-cell office:value-type="float" office:value="0.0114438995327">
            <text:p>0,0114438995</text:p>
          </table:table-cell>
          <table:table-cell table:number-columns-repeated="16"/>
        </table:table-row>
        <table:table-row table:style-name="ro1">
          <table:table-cell office:value-type="string">
            <text:p>сноуд</text:p>
          </table:table-cell>
          <table:table-cell office:value-type="float" office:value="1">
            <text:p>1</text:p>
          </table:table-cell>
          <table:table-cell office:value-type="float" office:value="0.0144955209621">
            <text:p>0,014495521</text:p>
          </table:table-cell>
          <table:table-cell office:value-type="float" office:value="0.0135663025669">
            <text:p>0,0135663026</text:p>
          </table:table-cell>
          <table:table-cell office:value-type="float" office:value="0.0196872072322">
            <text:p>0,0196872072</text:p>
          </table:table-cell>
          <table:table-cell office:value-type="float" office:value="0.0188515684564">
            <text:p>0,0188515685</text:p>
          </table:table-cell>
          <table:table-cell office:value-type="float" office:value="0.0149022160208">
            <text:p>0,014902216</text:p>
          </table:table-cell>
          <table:table-cell office:value-type="float" office:value="0.0118228192532">
            <text:p>0,0118228193</text:p>
          </table:table-cell>
          <table:table-cell table:number-columns-repeated="16"/>
        </table:table-row>
        <table:table-row table:style-name="ro1">
          <table:table-cell office:value-type="string">
            <text:p>иностранц</text:p>
          </table:table-cell>
          <table:table-cell office:value-type="float" office:value="1">
            <text:p>1</text:p>
          </table:table-cell>
          <table:table-cell office:value-type="float" office:value="0.014394178638">
            <text:p>0,0143941786</text:p>
          </table:table-cell>
          <table:table-cell office:value-type="float" office:value="0.0129783780294">
            <text:p>0,012978378</text:p>
          </table:table-cell>
          <table:table-cell office:value-type="float" office:value="0.0190227467038">
            <text:p>0,0190227467</text:p>
          </table:table-cell>
          <table:table-cell office:value-type="float" office:value="0.0172239429076">
            <text:p>0,0172239429</text:p>
          </table:table-cell>
          <table:table-cell office:value-type="float" office:value="0.0135398492791">
            <text:p>0,0135398493</text:p>
          </table:table-cell>
          <table:table-cell office:value-type="float" office:value="0.0111754878966">
            <text:p>0,0111754879</text:p>
          </table:table-cell>
          <table:table-cell table:number-columns-repeated="16"/>
        </table:table-row>
        <table:table-row table:style-name="ro2">
          <table:table-cell office:value-type="string">
            <text:p>например</text:p>
          </table:table-cell>
          <table:table-cell office:value-type="float" office:value="1">
            <text:p>1</text:p>
          </table:table-cell>
          <table:table-cell office:value-type="float" office:value="0.0142700590748">
            <text:p>0,0142700591</text:p>
          </table:table-cell>
          <table:table-cell office:value-type="float" office:value="0.0138286512431">
            <text:p>0,0138286512</text:p>
          </table:table-cell>
          <table:table-cell office:value-type="float" office:value="0.00974998637263">
            <text:p>0,0097499864</text:p>
          </table:table-cell>
          <table:table-cell office:value-type="float" office:value="0.009415971274">
            <text:p>0,0094159713</text:p>
          </table:table-cell>
          <table:table-cell office:value-type="float" office:value="0.0133478304908">
            <text:p>0,0133478305</text:p>
          </table:table-cell>
          <table:table-cell office:value-type="float" office:value="0.0113060950465">
            <text:p>0,011306095</text:p>
          </table:table-cell>
          <table:table-cell table:number-columns-repeated="16"/>
        </table:table-row>
        <table:table-row table:style-name="ro2">
          <table:table-cell office:value-type="string">
            <text:p>газет</text:p>
          </table:table-cell>
          <table:table-cell office:value-type="float" office:value="1">
            <text:p>1</text:p>
          </table:table-cell>
          <table:table-cell office:value-type="float" office:value="0.0142095501681">
            <text:p>0,0142095502</text:p>
          </table:table-cell>
          <table:table-cell office:value-type="float" office:value="0.0138018711157">
            <text:p>0,0138018711</text:p>
          </table:table-cell>
          <table:table-cell office:value-type="float" office:value="0.0190594114628">
            <text:p>0,0190594115</text:p>
          </table:table-cell>
          <table:table-cell office:value-type="float" office:value="0.0184173055214">
            <text:p>0,0184173055</text:p>
          </table:table-cell>
          <table:table-cell office:value-type="float" office:value="0.0282284603993">
            <text:p>0,0282284604</text:p>
          </table:table-cell>
          <table:table-cell office:value-type="float" office:value="0.0223376961177">
            <text:p>0,0223376961</text:p>
          </table:table-cell>
          <table:table-cell table:number-columns-repeated="16"/>
        </table:table-row>
        <table:table-row table:style-name="ro1">
          <table:table-cell office:value-type="string">
            <text:p>ещ</text:p>
          </table:table-cell>
          <table:table-cell office:value-type="float" office:value="1">
            <text:p>1</text:p>
          </table:table-cell>
          <table:table-cell office:value-type="float" office:value="0.0141999410772">
            <text:p>0,0141999411</text:p>
          </table:table-cell>
          <table:table-cell office:value-type="float" office:value="0.0132804550648">
            <text:p>0,0132804551</text:p>
          </table:table-cell>
          <table:table-cell office:value-type="float" office:value="0.0191735084455">
            <text:p>0,0191735084</text:p>
          </table:table-cell>
          <table:table-cell office:value-type="float" office:value="0.0183316638682">
            <text:p>0,0183316639</text:p>
          </table:table-cell>
          <table:table-cell office:value-type="float" office:value="0.0149022160208">
            <text:p>0,014902216</text:p>
          </table:table-cell>
          <table:table-cell office:value-type="float" office:value="0.0118228192532">
            <text:p>0,0118228193</text:p>
          </table:table-cell>
          <table:table-cell table:number-columns-repeated="16"/>
        </table:table-row>
        <table:table-row table:style-name="ro1">
          <table:table-cell office:value-type="string">
            <text:p>новост</text:p>
          </table:table-cell>
          <table:table-cell office:value-type="float" office:value="1">
            <text:p>1</text:p>
          </table:table-cell>
          <table:table-cell office:value-type="float" office:value="0.0141914944547">
            <text:p>0,0141914945</text:p>
          </table:table-cell>
          <table:table-cell office:value-type="float" office:value="0.0132318791627">
            <text:p>0,0132318792</text:p>
          </table:table-cell>
          <table:table-cell office:value-type="float" office:value="0.00971757686455">
            <text:p>0,0097175769</text:p>
          </table:table-cell>
          <table:table-cell office:value-type="float" office:value="0.00920299468429">
            <text:p>0,0092029947</text:p>
          </table:table-cell>
          <table:table-cell office:value-type="float" office:value="0.0133478304908">
            <text:p>0,0133478305</text:p>
          </table:table-cell>
          <table:table-cell office:value-type="float" office:value="0.0113060950465">
            <text:p>0,011306095</text:p>
          </table:table-cell>
          <table:table-cell table:number-columns-repeated="16"/>
        </table:table-row>
        <table:table-row table:style-name="ro2">
          <table:table-cell office:value-type="string">
            <text:p>президент</text:p>
          </table:table-cell>
          <table:table-cell office:value-type="float" office:value="1">
            <text:p>1</text:p>
          </table:table-cell>
          <table:table-cell office:value-type="float" office:value="0.0112180797667">
            <text:p>0,0112180798</text:p>
          </table:table-cell>
          <table:table-cell office:value-type="float" office:value="0.0065599456343">
            <text:p>0,0065599456</text:p>
          </table:table-cell>
          <table:table-cell office:value-type="float" office:value="0.012427484935">
            <text:p>0,0124274849</text:p>
          </table:table-cell>
          <table:table-cell office:value-type="float" office:value="0.00876465152707">
            <text:p>0,0087646515</text:p>
          </table:table-cell>
          <table:table-cell office:value-type="float" office:value="0.0196060038923">
            <text:p>0,0196060039</text:p>
          </table:table-cell>
          <table:table-cell office:value-type="float" office:value="0.0111275227397">
            <text:p>0,0111275227</text:p>
          </table:table-cell>
          <table:table-cell table:number-columns-repeated="16"/>
        </table:table-row>
        <table:table-row table:style-name="ro1">
          <table:table-cell office:value-type="string">
            <text:p>москв</text:p>
          </table:table-cell>
          <table:table-cell office:value-type="float" office:value="1">
            <text:p>1</text:p>
          </table:table-cell>
          <table:table-cell office:value-type="float" office:value="0.00789542313372">
            <text:p>0,0078954231</text:p>
          </table:table-cell>
          <table:table-cell office:value-type="float" office:value="0.00766868217395">
            <text:p>0,0076686822</text:p>
          </table:table-cell>
          <table:table-cell office:value-type="float" office:value="0.0104487550066">
            <text:p>0,010448755</text:p>
          </table:table-cell>
          <table:table-cell office:value-type="float" office:value="0.0101419864325">
            <text:p>0,0101419864</text:p>
          </table:table-cell>
          <table:table-cell office:value-type="float" office:value="0.00386332821056">
            <text:p>0,0038633282</text:p>
          </table:table-cell>
          <table:table-cell office:value-type="float" office:value="0.0033575732886">
            <text:p>0,0033575733</text:p>
          </table:table-cell>
          <table:table-cell table:number-columns-repeated="16"/>
        </table:table-row>
        <table:table-row table:style-name="ro2" table:number-rows-repeated="1048437">
          <table:table-cell table:number-columns-repeated="24"/>
        </table:table-row>
        <table:table-row table:style-name="ro2">
          <table:table-cell table:number-columns-repeated="24"/>
        </table:table-row>
      </table:table>
      <table:named-expressions/>
      <table:database-ranges>
        <table:database-range table:name="__Anonymous_Sheet_DB__0" table:target-range-address="Лист1.A1:Лист1.H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4T02:51:12</dc:date>
    <dc:creator>Dales3D </dc:creator>
    <meta:document-statistic meta:table-count="1" meta:cell-count="1228" meta:object-count="0"/>
    <meta:generator>LibreOffice/3.5$Linux_X86_64 LibreOffice_project/350m1$Build-2</meta:generator>
  </office:meta>
</office:document-meta>
</file>